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Heading_20_3">
      <style:paragraph-properties>
        <style:tab-stops>
          <style:tab-stop style:position="0.25in"/>
        </style:tab-stops>
      </style:paragraph-properties>
    </style:style>
    <style:style style:name="P2" style:family="paragraph" style:parent-style-name="Heading_20_1">
      <style:paragraph-properties fo:break-before="page"/>
    </style:style>
    <style:style style:name="P3" style:family="paragraph" style:parent-style-name="Text_20_body">
      <style:paragraph-properties>
        <style:tab-stops>
          <style:tab-stop style:position="0.25in"/>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size="12pt" style:font-name-asian="Monospace" style:font-size-asian="12pt" style:font-name-complex="Monospace" style:font-size-complex="12pt"/>
    </style:style>
    <style:style style:name="P6" style:family="paragraph" style:parent-style-name="Text_20_body">
      <style:text-properties fo:color="#000000" fo:font-size="10pt" style:font-name-asian="Monospace" style:font-size-asian="10pt" style:font-name-complex="Monospace" style:font-size-complex="10pt"/>
    </style:style>
    <style:style style:name="P7" style:family="paragraph" style:parent-style-name="Text_20_body">
      <style:text-properties fo:color="#000000" fo:font-size="10pt" fo:font-weight="normal" style:font-size-asian="10pt" style:font-weight-asian="normal" style:font-size-complex="10pt" style:font-weight-complex="normal"/>
    </style:style>
    <style:style style:name="P8" style:family="paragraph" style:parent-style-name="Text_20_body">
      <style:text-properties fo:color="#000000" style:font-name="Times New Roman" fo:font-size="12pt" style:font-name-asian="Monospace" style:font-size-asian="12pt" style:font-name-complex="Monospace" style:font-size-complex="12pt"/>
    </style:style>
    <style:style style:name="P9"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10" style:family="paragraph" style:parent-style-name="Text_20_body">
      <style:text-properties fo:color="#000000" style:font-name="Times New ROman" fo:font-weight="normal" style:font-weight-asian="normal" style:font-weight-complex="normal"/>
    </style:style>
    <style:style style:name="P11" style:family="paragraph" style:parent-style-name="Text_20_body">
      <style:text-properties style:font-name="Courier 10 Pitch1" fo:font-size="10pt" style:font-size-asian="10pt" style:font-size-complex="10pt"/>
    </style:style>
    <style:style style:name="P12" style:family="paragraph" style:parent-style-name="Text_20_body">
      <style:text-properties fo:color="#2a00ff"/>
    </style:style>
    <style:style style:name="P13"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4" style:family="paragraph" style:parent-style-name="Code">
      <style:paragraph-properties fo:margin-left="0in" fo:margin-right="0in" fo:text-indent="0in" style:auto-text-indent="false"/>
    </style:style>
    <style:style style:name="P15" style:family="paragraph" style:parent-style-name="Code">
      <style:paragraph-properties fo:margin-left="0in" fo:margin-right="0in" fo:text-indent="0in" style:auto-text-indent="false"/>
      <style:text-properties fo:color="#000000"/>
    </style:style>
    <style:style style:name="P16" style:family="paragraph" style:parent-style-name="Code_20_2">
      <style:paragraph-properties fo:margin-left="0in" fo:margin-right="0in" fo:text-indent="0in" style:auto-text-indent="false"/>
    </style:style>
    <style:style style:name="P17" style:family="paragraph" style:parent-style-name="Code_20_2">
      <style:paragraph-properties fo:margin-left="0in" fo:margin-right="0in" fo:text-indent="0in" style:auto-text-indent="false"/>
      <style:text-properties style:font-name="Courier 10 Pitch1"/>
    </style:style>
    <style:style style:name="P18"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19" style:family="paragraph" style:parent-style-name="Text_20_body_20_3">
      <style:paragraph-properties fo:margin-left="0in" fo:margin-right="0in" fo:text-indent="0in" style:auto-text-indent="false"/>
    </style:style>
    <style:style style:name="P20" style:family="paragraph" style:parent-style-name="Heading_20_1" style:master-page-name="">
      <style:paragraph-properties style:page-number="auto" fo:break-before="page"/>
    </style:style>
    <style:style style:name="P21" style:family="paragraph" style:parent-style-name="Code">
      <style:text-properties style:font-name="Courier 10 Pitch1"/>
    </style:style>
    <style:style style:name="P22" style:family="paragraph" style:parent-style-name="Code">
      <style:text-properties fo:font-size="10pt" style:font-size-asian="10pt" style:font-size-complex="10pt"/>
    </style:style>
    <style:style style:name="P23" style:family="paragraph" style:parent-style-name="Code">
      <style:text-properties fo:color="#0000c8" fo:font-weight="bold" style:font-weight-asian="bold" style:font-weight-complex="bold"/>
    </style:style>
    <style:style style:name="P24" style:family="paragraph" style:parent-style-name="Code">
      <style:text-properties fo:color="#0000c8" fo:font-size="10pt" fo:font-weight="bold" style:font-size-asian="10pt" style:font-weight-asian="bold" style:font-size-complex="10pt" style:font-weight-complex="bold"/>
    </style:style>
    <style:style style:name="P25" style:family="paragraph" style:parent-style-name="Code">
      <style:text-properties fo:color="#000000"/>
    </style:style>
    <style:style style:name="P26" style:family="paragraph" style:parent-style-name="Code">
      <style:text-properties fo:color="#000000" fo:font-size="10pt" style:font-name-asian="Monospace" style:font-size-asian="10pt" style:font-name-complex="Monospace" style:font-size-complex="10pt"/>
    </style:style>
    <style:style style:name="P27" style:family="paragraph" style:parent-style-name="Code_20_2">
      <style:text-properties style:font-name="Courier 10 Pitch1"/>
    </style:style>
    <style:style style:name="P28" style:family="paragraph" style:parent-style-name="Code_20_2">
      <style:text-properties style:font-name="Courier 10 Pitch1" fo:font-size="10pt" style:font-size-asian="10pt" style:font-size-complex="10pt"/>
    </style:style>
    <style:style style:name="P29" style:family="paragraph" style:parent-style-name="Code_20_2">
      <style:text-properties fo:color="#000000"/>
    </style:style>
    <style:style style:name="P30" style:family="paragraph" style:parent-style-name="Code_20_2">
      <style:text-properties fo:color="#000000" style:font-name="Courier 10 Pitch1" fo:font-weight="normal" style:font-weight-asian="normal" style:font-weight-complex="normal"/>
    </style:style>
    <style:style style:name="P31" style:family="paragraph" style:parent-style-name="Code_20_2">
      <style:text-properties fo:color="#000000" style:font-name="Courier 10 Pitch1" style:font-name-asian="Monospace" style:font-name-complex="Monospace"/>
    </style:style>
    <style:style style:name="P32"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33" style:family="paragraph" style:parent-style-name="Code_20_2">
      <style:text-properties fo:color="#000000" style:font-name="Courier 10 Pitch1" fo:font-size="10pt" style:font-name-asian="Monospace" style:font-size-asian="10pt" style:font-name-complex="Monospace" style:font-size-complex="10pt"/>
    </style:style>
    <style:style style:name="P34" style:family="paragraph" style:parent-style-name="Code_20_2">
      <style:text-properties fo:color="#000000" style:font-name="Courier 10 Pitch1" fo:font-weight="bold" style:font-weight-asian="bold" style:font-weight-complex="bold"/>
    </style:style>
    <style:style style:name="P35" style:family="paragraph" style:parent-style-name="Code_20_2">
      <style:text-properties fo:color="#000000" style:font-name="Times New Roman" fo:font-size="12pt" style:font-name-asian="Monospace" style:font-size-asian="12pt" style:font-name-complex="Monospace" style:font-size-complex="12pt"/>
    </style:style>
    <style:style style:name="P36" style:family="paragraph" style:parent-style-name="Code_20_2">
      <style:text-properties fo:color="#0000c8" fo:font-size="10pt" fo:font-weight="bold" style:font-size-asian="10pt" style:font-weight-asian="bold" style:font-size-complex="10pt" style:font-weight-complex="bold"/>
    </style:style>
    <style:style style:name="P37" style:family="paragraph" style:parent-style-name="Code_20_2">
      <style:text-properties fo:color="#c86400" fo:font-weight="bold" style:font-weight-asian="bold" style:font-weight-complex="bold"/>
    </style:style>
    <style:style style:name="P38" style:family="paragraph" style:parent-style-name="Heading_20_4">
      <style:text-properties fo:color="#000000"/>
    </style:style>
    <style:style style:name="P39"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40" style:family="paragraph" style:parent-style-name="Contents_20_2">
      <style:paragraph-properties>
        <style:tab-stops>
          <style:tab-stop style:position="6.4957in" style:type="right" style:leader-style="dotted" style:leader-text="."/>
        </style:tab-stops>
      </style:paragraph-properties>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3">
      <style:paragraph-properties>
        <style:tab-stops>
          <style:tab-stop style:position="6.2992in" style:type="right" style:leader-style="dotted" style:leader-text="."/>
        </style:tab-stops>
      </style:paragraph-properties>
    </style:style>
    <style:style style:name="P43" style:family="paragraph" style:parent-style-name="Contents_20_4">
      <style:paragraph-properties>
        <style:tab-stops>
          <style:tab-stop style:position="6.1028in" style:type="right" style:leader-style="dotted" style:leader-text="."/>
        </style:tab-stops>
      </style:paragraph-properties>
    </style:style>
    <style:style style:name="P44" style:family="paragraph" style:parent-style-name="Standard" style:list-style-name="WW8Num10">
      <style:paragraph-properties fo:margin-left="0in" fo:margin-right="0in" fo:text-indent="0in" style:auto-text-indent="false"/>
    </style:style>
    <style:style style:name="P45" style:family="paragraph" style:parent-style-name="Standard" style:list-style-name="WW8Num10">
      <style:paragraph-properties fo:margin-left="0in" fo:margin-right="0in" fo:text-indent="0in" style:auto-text-indent="false"/>
    </style:style>
    <style:style style:name="P46" style:family="paragraph" style:parent-style-name="Standard" style:list-style-name="WW8Num10">
      <style:paragraph-properties fo:margin-left="0in" fo:margin-right="0in" fo:text-indent="0in" style:auto-text-indent="false"/>
    </style:style>
    <style:style style:name="P47" style:family="paragraph" style:parent-style-name="Standard" style:list-style-name="WW8Num6">
      <style:paragraph-properties fo:margin-left="0in" fo:margin-right="0in" fo:text-indent="0in" style:auto-text-indent="false"/>
    </style:style>
    <style:style style:name="P48" style:family="paragraph" style:parent-style-name="Standard" style:list-style-name="WW8Num6">
      <style:paragraph-properties fo:margin-left="0in" fo:margin-right="0in" fo:text-indent="0in" style:auto-text-indent="false"/>
    </style:style>
    <style:style style:name="P49" style:family="paragraph" style:parent-style-name="Standard" style:list-style-name="WW8Num6">
      <style:paragraph-properties fo:margin-left="0in" fo:margin-right="0in" fo:text-indent="0in" style:auto-text-indent="false"/>
    </style:style>
    <style:style style:name="P50" style:family="paragraph" style:parent-style-name="Standard" style:list-style-name="WW8Num6">
      <style:paragraph-properties fo:margin-left="0in" fo:margin-right="0in" fo:text-indent="0in" style:auto-text-indent="false"/>
    </style:style>
    <style:style style:name="P51" style:family="paragraph" style:parent-style-name="Standard" style:list-style-name="L1">
      <style:paragraph-properties fo:margin-left="1in" fo:margin-right="0in" fo:text-indent="0in" style:auto-text-indent="false"/>
    </style:style>
    <style:style style:name="P52" style:family="paragraph" style:parent-style-name="Standard" style:list-style-name="L1">
      <style:paragraph-properties fo:margin-left="1in" fo:margin-right="0in" fo:text-indent="0in" style:auto-text-indent="false"/>
    </style:style>
    <style:style style:name="P53" style:family="paragraph" style:parent-style-name="Standard" style:list-style-name="L1">
      <style:paragraph-properties fo:margin-left="1in" fo:margin-right="0in" fo:text-indent="0in" style:auto-text-indent="false"/>
    </style:style>
    <style:style style:name="P54" style:family="paragraph" style:parent-style-name="Standard" style:list-style-name="L1">
      <style:paragraph-properties fo:margin-left="1in" fo:margin-right="0in" fo:text-indent="0in" style:auto-text-indent="false"/>
    </style:style>
    <style:style style:name="P55" style:family="paragraph" style:parent-style-name="Standard" style:list-style-name="L1">
      <style:paragraph-properties fo:margin-left="1in" fo:margin-right="0in" fo:text-indent="0in" style:auto-text-indent="false"/>
    </style:style>
    <style:style style:name="P56" style:family="paragraph" style:parent-style-name="Standard" style:list-style-name="L1">
      <style:paragraph-properties fo:margin-left="1in" fo:margin-right="0in" fo:text-indent="0in" style:auto-text-indent="false"/>
    </style:style>
    <style:style style:name="P57" style:family="paragraph" style:parent-style-name="Heading" style:master-page-name="First_20_Page">
      <style:paragraph-properties fo:margin-left="0in" fo:margin-right="0in" fo:text-indent="0in" style:auto-text-indent="false" style:page-number="auto"/>
    </style:style>
    <style:style style:name="P58" style:family="paragraph" style:parent-style-name="Text_20_body_20_3">
      <style:paragraph-properties fo:margin-left="0in" fo:margin-right="0in" fo:text-indent="0in" style:auto-text-indent="false"/>
    </style:style>
    <style:style style:name="P59" style:family="paragraph" style:parent-style-name="Cover_20_Title" style:master-page-name="First_20_Page">
      <style:paragraph-properties fo:margin-left="0in" fo:margin-right="0.3937in" fo:text-indent="0in" style:auto-text-indent="false" style:page-number="auto"/>
    </style:style>
    <style:style style:name="P60" style:family="paragraph" style:parent-style-name="Code_20_2">
      <style:paragraph-properties fo:margin-left="0in" fo:margin-right="0in" fo:text-indent="0in" style:auto-text-indent="false"/>
    </style:style>
    <style:style style:name="T1" style:family="text">
      <style:text-properties style:font-name="Times New Roman"/>
    </style:style>
    <style:style style:name="T2" style:family="text">
      <style:text-properties fo:color="#000000"/>
    </style:style>
    <style:style style:name="T3" style:family="text">
      <style:text-properties fo:color="#000000" style:font-name="Times New Roman" fo:font-size="12pt" style:font-name-asian="Monospace" style:font-size-asian="12pt" style:font-name-complex="Monospace" style:font-size-complex="12pt"/>
    </style:style>
    <style:style style:name="T4" style:family="text">
      <style:text-properties fo:color="#000000" style:font-name="Times New Roman" fo:font-weight="normal" style:font-weight-asian="normal" style:font-weight-complex="normal"/>
    </style:style>
    <style:style style:name="T5" style:family="text">
      <style:text-properties fo:color="#000000" style:font-name="Courier 10 Pitch1"/>
    </style:style>
    <style:style style:name="T6" style:family="text">
      <style:text-properties fo:color="#000000" style:font-name="Courier 10 Pitch1" fo:font-weight="normal" style:font-weight-asian="normal" style:font-weight-complex="normal"/>
    </style:style>
    <style:style style:name="T7" style:family="text">
      <style:text-properties fo:color="#000000" style:font-name="Courier 10 Pitch1" fo:font-size="10pt" fo:font-weight="normal" style:font-size-asian="10pt" style:font-weight-asian="normal" style:font-size-complex="10pt" style:font-weight-complex="normal"/>
    </style:style>
    <style:style style:name="T8" style:family="text">
      <style:text-properties fo:color="#000000" style:font-name="Courier 10 Pitch1" fo:font-size="10pt" style:font-size-asian="10pt" style:font-size-complex="10pt"/>
    </style:style>
    <style:style style:name="T9" style:family="text">
      <style:text-properties fo:color="#000000" style:font-name="Courier 10 Pitch1" fo:font-size="10pt" style:font-name-asian="Monospace" style:font-size-asian="10pt" style:font-name-complex="Monospace" style:font-size-complex="10pt"/>
    </style:style>
    <style:style style:name="T10" style:family="text">
      <style:text-properties fo:color="#000000" fo:font-weight="normal" style:font-weight-asian="normal" style:font-weight-complex="normal"/>
    </style:style>
    <style:style style:name="T11" style:family="text">
      <style:text-properties fo:color="#000000" fo:font-weight="normal" style:font-name-asian="Monospace" style:font-weight-asian="normal" style:font-name-complex="Monospace"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color="#000000"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weight-asian="bold" style:font-weight-complex="bold"/>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Times2" fo:font-size="12pt" style:font-name-asian="Monospace" style:font-size-asian="12pt" style:font-name-complex="Monospace" style:font-size-complex="12pt"/>
    </style:style>
    <style:style style:name="T18" style:family="text">
      <style:text-properties fo:color="#000000" style:font-name="Times2" fo:font-size="12pt" style:font-name-asian="Monospace" style:font-size-asian="10.5pt" style:font-name-complex="Monospace" style:font-size-complex="12pt"/>
    </style:style>
    <style:style style:name="T19"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1" style:family="text">
      <style:text-properties style:font-name="Courier New1"/>
    </style:style>
    <style:style style:name="T22" style:family="text">
      <style:text-properties style:font-name="StarSymbol1" style:font-name-asian="StarSymbol1" style:font-name-complex="StarSymbol1"/>
    </style:style>
    <style:style style:name="T23" style:family="text">
      <style:text-properties fo:color="#0000c8" fo:font-weight="bold" style:font-weight-asian="bold" style:font-weight-complex="bold"/>
    </style:style>
    <style:style style:name="T24" style:family="text">
      <style:text-properties fo:color="#0000c8" fo:font-weight="bold" style:font-name-asian="Monospace" style:font-weight-asian="bold" style:font-name-complex="Monospace" style:font-weight-complex="bold"/>
    </style:style>
    <style:style style:name="T25" style:family="text">
      <style:text-properties fo:color="#0000c8" fo:font-size="10pt" fo:font-weight="bold" style:font-name-asian="Monospace" style:font-size-asian="10pt" style:font-weight-asian="bold" style:font-name-complex="Monospace" style:font-size-complex="10pt" style:font-weight-complex="bold"/>
    </style:style>
    <style:style style:name="T26" style:family="text">
      <style:text-properties fo:color="#0000c8" fo:font-size="10pt" fo:font-weight="bold" style:font-size-asian="10pt" style:font-weight-asian="bold" style:font-size-complex="10pt" style:font-weight-complex="bold"/>
    </style:style>
    <style:style style:name="T27" style:family="text">
      <style:text-properties fo:color="#0000c8" style:font-name="Courier 10 Pitch1" fo:font-weight="bold" style:font-weight-asian="bold" style:font-weight-complex="bold"/>
    </style:style>
    <style:style style:name="T28" style:family="text">
      <style:text-properties fo:color="#0000c8" style:font-name="Courier 10 Pitch1" fo:font-size="10pt" fo:font-weight="bold" style:font-size-asian="10pt" style:font-weight-asian="bold" style:font-size-complex="10pt" style:font-weight-complex="bold"/>
    </style:style>
    <style:style style:name="T29"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0" style:family="text">
      <style:text-properties fo:color="#0000c8" style:font-name="Times New Roman" fo:font-size="10pt" fo:font-weight="bold" style:font-size-asian="10pt" style:font-weight-asian="bold" style:font-size-complex="10pt" style:font-weight-complex="bold"/>
    </style:style>
    <style:style style:name="T31" style:family="text">
      <style:text-properties fo:color="#0064c8"/>
    </style:style>
    <style:style style:name="T32" style:family="text">
      <style:text-properties fo:color="#0064c8" fo:font-size="10pt" style:font-name-asian="Monospace" style:font-size-asian="10pt" style:font-name-complex="Monospace" style:font-size-complex="10pt"/>
    </style:style>
    <style:style style:name="T33" style:family="text">
      <style:text-properties fo:color="#0064c8" fo:font-size="10pt" fo:font-weight="bold" style:font-name-asian="Monospace" style:font-size-asian="10pt" style:font-weight-asian="bold" style:font-name-complex="Monospace" style:font-size-complex="10pt" style:font-weight-complex="bold"/>
    </style:style>
    <style:style style:name="T34" style:family="text">
      <style:text-properties fo:color="#008000"/>
    </style:style>
    <style:style style:name="T35" style:family="text">
      <style:text-properties fo:color="#008000" fo:font-size="10pt" style:font-name-asian="Monospace" style:font-size-asian="10pt" style:font-name-complex="Monospace" style:font-size-complex="10pt"/>
    </style:style>
    <style:style style:name="T36" style:family="text">
      <style:text-properties fo:color="#008000" style:font-name-asian="Monospace" style:font-name-complex="Monospace"/>
    </style:style>
    <style:style style:name="T37" style:family="text">
      <style:text-properties fo:color="#008000" style:font-name="Times New Roman" fo:font-size="10pt" style:font-name-asian="Monospace" style:font-size-asian="10pt" style:font-name-complex="Monospace" style:font-size-complex="10pt"/>
    </style:style>
    <style:style style:name="T38"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39" style:family="text">
      <style:text-properties fo:color="#c86400" fo:font-weight="bold" style:font-weight-asian="bold" style:font-weight-complex="bold"/>
    </style:style>
    <style:style style:name="T40" style:family="text">
      <style:text-properties style:font-name="Courier 10 Pitch1"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Cover_20_Title">Writing Extensions for Zimbra Administration Console 5.0 </text:p>
      <text:p text:style-name="Text_20_body_20_indent"/>
      <text:p text:style-name="Cover_20_Title"/>
      <text:p text:style-name="Caption"/>
      <text:p text:style-name="Text_20_body_20_1"/>
      <text:p text:style-name="Text_20_body_20_1"/>
      <text:p text:style-name="Text_20_body_20_1"/>
      <text:p text:style-name="P57">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1 Introduction <text:tab/>3</text:p>
          <text:p text:style-name="P41">2Extensions for Zimbra Administration Console<text:tab/>4</text:p>
          <text:p text:style-name="P40">2.1What is an extension for Zimbra administration console<text:tab/>4</text:p>
          <text:p text:style-name="P40">2.2Installing extensions<text:tab/>4</text:p>
          <text:p text:style-name="P42">2.2.1Installing extensions using the administration console<text:tab/>4</text:p>
          <text:p text:style-name="P42">2.2.2Installing extensions from command line<text:tab/>4</text:p>
          <text:p text:style-name="P40">2.3Understanding the components of an extension<text:tab/>4</text:p>
          <text:p text:style-name="P40">2.4Loading extensions<text:tab/>5</text:p>
          <text:p text:style-name="P40">2.5Creating content of an extension<text:tab/>5</text:p>
          <text:p text:style-name="P42">2.5.1Adding a list view<text:tab/>5</text:p>
          <text:p text:style-name="P43">2.5.1.1Creating a list view class<text:tab/>5</text:p>
          <text:p text:style-name="P43">2.5.1.2Constructing the view object<text:tab/>7</text:p>
          <text:p text:style-name="P43">2.5.1.3Setting the title of the list view<text:tab/>7</text:p>
          <text:p text:style-name="P43">2.5.1.4Rendering list items<text:tab/>8</text:p>
          <text:p text:style-name="P43">2.5.1.5Creating a list view controller class<text:tab/>9</text:p>
          <text:p text:style-name="P43">2.5.1.6Constructing a list view controller object<text:tab/>10</text:p>
          <text:p text:style-name="P43">2.5.1.7Creating contents of a list view<text:tab/>10</text:p>
          <text:p text:style-name="P43">2.5.1.8Showing the list view<text:tab/>11</text:p>
          <text:p text:style-name="P43">2.5.1.9Defining a tool bar for a list view<text:tab/>11</text:p>
          <text:p text:style-name="P42">2.5.2Registering the list view controller<text:tab/>11</text:p>
          <text:p text:style-name="P42">2.5.3Adding A Node to The Navigation Panel<text:tab/>12</text:p>
          <text:p text:style-name="P42">2.5.4Adding a new tab to an existing form view<text:tab/>13</text:p>
          <text:p text:style-name="P42">2.5.5Adding a Form View<text:tab/>14</text:p>
          <text:p text:style-name="P43">2.5.5.1Creating a form view class<text:tab/>15</text:p>
          <text:p text:style-name="P43">2.5.5.2Constructing a form view object<text:tab/>17</text:p>
          <text:p text:style-name="P43">2.5.5.3Passing data to the form<text:tab/>17</text:p>
          <text:p text:style-name="P43">2.5.5.4Defining form fields<text:tab/>17</text:p>
          <text:p text:style-name="P43">2.5.5.5Creating a form view controller class<text:tab/>17</text:p>
          <text:p text:style-name="P43">2.5.5.6Constructing a form view controller object<text:tab/>20</text:p>
          <text:p text:style-name="P43">2.5.5.7Creating contents of the form view <text:tab/>20</text:p>
          <text:p text:style-name="P43">2.5.5.8Registering a form view controller<text:tab/>20</text:p>
          <text:p text:style-name="P43">2.5.5.9Showing the form view<text:tab/>21</text:p>
          <text:p text:style-name="P43">2.5.5.10Defining a tool bar for a form view<text:tab/>21</text:p>
          <text:p text:style-name="P42">2.5.6Creating a new Model class<text:tab/>22</text:p>
          <text:p text:style-name="P42">2.5.7Understanding resource files<text:tab/>28</text:p>
        </text:index-body>
      </text:table-of-content>
      <text:p text:style-name="Text_20_body"/>
      <text:list text:style-name="Outline">
        <text:list-item>
          <text:h text:style-name="P20" text:outline-level="1"><text:s/>Introduction </text:h>
        </text:list-item>
      </text:list>
      <text:p text:style-name="Text_20_body_20_1">TBD</text:p>
      <text:list text:style-name="Outline" text:continue-numbering="true">
        <text:list-item>
          <text:h text:style-name="P2" text:outline-level="1">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4">Integrate Zimbra with Samba and manage user and machine accounts through Zimbra administration console</text:p>
        </text:list-item>
        <text:list-item>
          <text:p text:style-name="P44">Manage SSL certificates though Zimbra administration console</text:p>
        </text:list-item>
        <text:list-item>
          <text:p text:style-name="P44">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Installing extensions</text:h>
            </text:list-item>
          </text:list>
        </text:list-item>
      </text:list>
      <text:p text:style-name="Text_20_body_20_2">Lets assume that you want to install zimbra_samba extension. <text:s/>This extension is included with ZCS 5.0 distribution package. You can install the extension using the administration console or using a zmzimletctl command.</text:p>
      <text:list text:style-name="Outline" text:continue-numbering="true">
        <text:list-item>
          <text:list text:continue-numbering="true">
            <text:list-item>
              <text:list text:continue-numbering="true">
                <text:list-item>
                  <text:h text:style-name="Heading_20_3" text:outline-level="3">Installing extensions using the administration console</text:h>
                </text:list-item>
              </text:list>
            </text:list-item>
          </text:list>
        </text:list-item>
      </text:list>
      <text:p text:style-name="Text_20_body">Log in to the administration console, navigate to Admin Extensions and click “Deploy new” button in the tool bar. Click the “Browse” button in the wizard and find the extension ZIP file (in this case zimbra_samba.zip). Click “Deploy” button in the wizard.</text:p>
      <text:list text:style-name="Outline" text:continue-numbering="true">
        <text:list-item>
          <text:list text:continue-numbering="true">
            <text:list-item>
              <text:list text:continue-numbering="true">
                <text:list-item>
                  <text:h text:style-name="Heading_20_3" text:outline-level="3">Installing extensions from command line</text:h>
                </text:list-item>
              </text:list>
            </text:list-item>
          </text:list>
        </text:list-item>
      </text:list>
      <text:p text:style-name="Text_20_body">Upload the extension ZIP file to your Zimbra server (zimbra_samba.zip is already available at <text:s/>/opt/zimbra/zimlets-admin-extra/zimrbra_samba.zip). Log in to the zimbra server box, change user to zimbra, and run zmzimletctl install command. </text:p>
      <text:p text:style-name="Code_20_2">$&gt; su zimbra</text:p>
      <text:p text:style-name="Code_20_2">$&gt; zmzimletctl install /opt/zimbra/zimlets-admin-extra/zimrbra_samba.zip</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1">
        <text:list-item>
          <text:p text:style-name="P51">Extension manifest </text:p>
          <text:p text:style-name="P51">An XML file that describes the extension to the framework. The file should has the same name as the extension. I.e. for zimbra_samba extension, the XML file is zimbra_samba.xml. </text:p>
        </text:list-item>
        <text:list-item>
          <text:p text:style-name="P51"><text:soft-page-break/>Configuration template </text:p>
          <text:p text:style-name="P51">An XML file that describes configuration properties and default values.</text:p>
        </text:list-item>
        <text:list-item>
          <text:p text:style-name="P51">*.properties file with localized string constants. This file has the same nae as the extension. <text:s/>I.e. for com_zimbra_backuprestore extension's strings file is com_zimbra_backuprestore.properties.</text:p>
        </text:list-item>
        <text:list-item>
          <text:p text:style-name="P51">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6">ZaSettings.init </text:span><text:span text:style-name="T17">method.</text:span><text:span text:style-name="T16"> </text:span></text:p>
      <text:p text:style-name="Text_20_body_20_2"><text:span text:style-name="T18">First, the framework looks for the resource file that contains localized string constants. <text:s/>The resource file is generated at runtime at /zimbraAdmin/res/</text:span><text:span text:style-name="T19">name of the extension</text:span><text:span text:style-name="T20">.js. I.e. if the extension is zimbra_samba, then the resource file will be /zimbraAdmin/res/zimbra_samba.js. We will discuss resource files later in this chapter.</text:span></text:p>
      <text:p text:style-name="P39">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47">adding new views </text:p>
        </text:list-item>
        <text:list-item>
          <text:p text:style-name="P47">modifying existing views</text:p>
        </text:list-item>
        <text:list-item>
          <text:p text:style-name="P47">adding data objects</text:p>
        </text:list-item>
        <text:list-item>
          <text:p text:style-name="P47">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1">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3">Code example</text:p>
      <text:p text:style-name="Code_20_2"><text:soft-page-break/><text:span text:style-name="T23">function</text:span> ZaSambaDomainListView(parent) <text:s/>{</text:p>
      <text:p text:style-name="Code_20_2"><text:span text:style-name="T23"><text:s text:c="2"/>var</text:span> className = <text:span text:style-name="T39">null</text:span>;</text:p>
      <text:p text:style-name="Code_20_2"><text:span text:style-name="T23"><text:s text:c="2"/>var</text:span> posStyle = DwtControl.ABSOLUTE_STYLE;</text:p>
      <text:p text:style-name="Code_20_2"><text:span text:style-name="T23"><text:s text:c="2"/>var</text:span> headerList = <text:span text:style-name="T26">this</text:span>._getHeaderList();</text:p>
      <text:p text:style-name="Code_20_2"><text:s text:c="2"/>ZaListView.call(<text:span text:style-name="T26">this</text:span>, parent, className, posStyle, headerList);</text:p>
      <text:p text:style-name="Code_20_2"><text:span text:style-name="T26"><text:s text:c="2"/>this</text:span>._appCtxt = <text:span text:style-name="T26">this</text:span>.shell.getData(ZaAppCtxt.LABEL);</text:p>
      <text:p text:style-name="Code_20_2"><text:span text:style-name="T26"><text:s text:c="2"/>this</text:span>.setScrollStyle(DwtControl.SCROLL);</text:p>
      <text:p text:style-name="Code_20_2">}</text:p>
      <text:p text:style-name="Code_20_2"/>
      <text:p text:style-name="Code_20_2">ZaSambaDomainListView<text:span text:style-name="T2">.</text:span><text:span text:style-name="T23">prototype</text:span> = <text:span text:style-name="T25">new </text:span>ZaListView;</text:p>
      <text:p text:style-name="Code_20_2">ZaSambaDomainListView<text:span text:style-name="T2">.</text:span><text:span text:style-name="T23">prototype</text:span>.constructor = ZaSambaDomainListView;</text:p>
      <text:p text:style-name="Code_20_2"/>
      <text:p text:style-name="Code_20_2">ZaSambaDomainListView<text:span text:style-name="T2">.</text:span><text:span text:style-name="T23">prototype</text:span>.toString = <text:span text:style-name="T23">function</text:span>() {</text:p>
      <text:p text:style-name="Code_20_2"><text:span text:style-name="T23"><text:s text:c="2"/>return</text:span> “ZaSambaDomainListView”;</text:p>
      <text:p text:style-name="Code_20_2">}</text:p>
      <text:p text:style-name="Code_20_2"/>
      <text:p text:style-name="Code_20_2">ZaSambaDomainListView<text:span text:style-name="T2">.</text:span><text:span text:style-name="T23">prototype</text:span>.getTitle = <text:span text:style-name="T23">function</text:span> () {</text:p>
      <text:p text:style-name="Code_20_2"><text:span text:style-name="T23"><text:s text:c="2"/>return</text:span> “Manage Samba Domains”;</text:p>
      <text:p text:style-name="Code_20_2">}</text:p>
      <text:p text:style-name="Code_20_2">/**</text:p>
      <text:p text:style-name="Code_20_2"><text:span text:style-name="T22">* </text:span>Renders a single item as a DIV element.</text:p>
      <text:p text:style-name="Code_20_2">*/</text:p>
      <text:p text:style-name="Code_20_2">ZaSambaDomainListView<text:span text:style-name="T2">.</text:span><text:span text:style-name="T23">prototype</text:span>._createItemHtml = </text:p>
      <text:p text:style-name="Code_20_2"><text:span text:style-name="T23">function</text:span>(object, now, isDndIcon) {</text:p>
      <text:p text:style-name="Code_20_2"><text:span text:style-name="T23"><text:s text:c="2"/>var</text:span> html = <text:span text:style-name="T25">new </text:span><text:span text:style-name="T32">Array</text:span>(50);</text:p>
      <text:p text:style-name="Code_20_2"><text:span text:style-name="T23"><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6"><text:s text:c="2"/>this</text:span>.associateItemWithElement(object, div, DwtListView.TYPE_LIST_ITEM);</text:p>
      <text:p text:style-name="Code_20_2"><text:tab/></text:p>
      <text:p text:style-name="Code_20_2"><text:span text:style-name="T23"><text:s text:c="2"/>var</text:span> idx = 0;</text:p>
      <text:p text:style-name="Code_20_2"><text:s text:c="2"/>html[idx++] = “&lt;table width=’100%’ cellspacing=’2’ cellpadding=’0’&gt;”;</text:p>
      <text:p text:style-name="Code_20_2"><text:s text:c="2"/>html[idx++] = “&lt;tr&gt;”;</text:p>
      <text:p text:style-name="Code_20_2"><text:span text:style-name="T23"><text:s text:c="2"/>var</text:span> cnt = <text:span text:style-name="T26">this</text:span>._headerList.length;</text:p>
      <text:p text:style-name="Code_20_2"><text:span text:style-name="T23"><text:s text:c="2"/>for</text:span><text:span text:style-name="T15"> (</text:span><text:span text:style-name="T23">var</text:span> i = 0; i &lt; cnt; i++) {</text:p>
      <text:p text:style-name="Code_20_2"><text:span text:style-name="T23"><text:s text:c="4"/>var</text:span> id = <text:span text:style-name="T26">this</text:span>._headerList[i]._id;</text:p>
      <text:p text:style-name="Code_20_2"><text:span text:style-name="T23"><text:s text:c="4"/>if</text:span>(id.indexOf(ZaSambaDomain.A_sambaSID)==0) {</text:p>
      <text:p text:style-name="Code_20_2"><text:s text:c="6"/>// name</text:p>
      <text:p text:style-name="Code_20_2"><text:s text:c="6"/>html[idx++] = </text:p>
      <text:p text:style-name="Code_20_2"><text:s text:c="8"/>“&lt;td align=’left’ width=” + <text:span text:style-name="T26">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3">else</text:span> <text:span text:style-name="T23">if </text:span>(id.indexOf(ZaSambaDomain.A_sambaDomainName)==0) {</text:p>
      <text:p text:style-name="Code_20_2"><text:s text:c="6"/>// description</text:p>
      <text:p text:style-name="Code_20_2"><text:s text:c="6"/>html[idx++] = </text:p>
      <text:p text:style-name="Code_20_2"><text:s text:c="8"/>“&lt;td align=’left’ width=” + <text:span text:style-name="T26">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oft-page-break/><text:s text:c="4"/>html[idx++] = “&lt;/tr&gt;&lt;/table&gt;”;</text:p>
      <text:p text:style-name="Code_20_2"><text:s text:c="4"/>div.innerHTML = html.join(””);</text:p>
      <text:p text:style-name="Code_20_2"><text:span text:style-name="T23"><text:s text:c="4"/>return</text:span> div;</text:p>
      <text:p text:style-name="Code_20_2"><text:s text:c="2"/>}</text:p>
      <text:p text:style-name="P16"><text:s text:c="4"/>} <text:s text:c="3"/></text:p>
      <text:p text:style-name="Code_20_2"/>
      <text:p text:style-name="P16"><text:s text:c="4"/>ZaSambaDomainListView<text:span text:style-name="T2">.</text:span><text:span text:style-name="T23">prototype</text:span>._getHeaderList = <text:span text:style-name="T23">function</text:span>() {</text:p>
      <text:p text:style-name="P16"><text:span text:style-name="T23"><text:s text:c="6"/>var</text:span> headerList = <text:span text:style-name="T25">new</text:span><text:span text:style-name="T13"> </text:span><text:span text:style-name="T32">Array</text:span>();</text:p>
      <text:p text:style-name="P16"><text:span text:style-name="T23"><text:s text:c="6"/>var</text:span> sortable=1;</text:p>
      <text:p text:style-name="P16"><text:s text:c="6"/>headerList[0] = </text:p>
      <text:p text:style-name="P16"><text:span text:style-name="T25"><text:s text:c="8"/>new </text:span>ZaListHeaderItem(</text:p>
      <text:p text:style-name="P16"><text:s text:c="10"/>ZaSambaDomain.A_sambaDomainName, </text:p>
      <text:p text:style-name="P16"><text:s text:c="10"/>“Domain Name”, </text:p>
      <text:p text:style-name="P16"><text:span text:style-name="T39"><text:s text:c="10"/>null</text:span>, </text:p>
      <text:p text:style-name="P16"><text:s text:c="10"/>200, </text:p>
      <text:p text:style-name="P16"><text:span text:style-name="T39"><text:s text:c="10"/>null</text:span>, </text:p>
      <text:p text:style-name="P16"><text:s text:c="10"/>ZaSambaDomain.A_sambaDomainName, </text:p>
      <text:p text:style-name="P16"><text:span text:style-name="T39"><text:s text:c="10"/>true</text:span>, </text:p>
      <text:p text:style-name="P16"><text:span text:style-name="T39"><text:s text:c="10"/>true</text:span>);</text:p>
      <text:p text:style-name="Code_20_2"><text:s/></text:p>
      <text:p text:style-name="P16"><text:s text:c="6"/>headerList[1] = </text:p>
      <text:p text:style-name="Code_20_2"><text:span text:style-name="T25"><text:s text:c="3"/>new </text:span>ZaListHeaderItem(</text:p>
      <text:p text:style-name="Code_20_2"><text:s text:c="5"/>ZaSambaDomain.A_sambaSID, </text:p>
      <text:p text:style-name="Code_20_2"><text:s text:c="5"/>“sambaSID”, </text:p>
      <text:p text:style-name="Code_20_2"><text:span text:style-name="T39"><text:s text:c="5"/>null</text:span>, </text:p>
      <text:p text:style-name="Code_20_2"><text:span text:style-name="T39"><text:s text:c="5"/>null</text:span>, </text:p>
      <text:p text:style-name="Code_20_2"><text:span text:style-name="T39"><text:s text:c="5"/>null</text:span>, </text:p>
      <text:p text:style-name="Code_20_2"><text:s text:c="5"/>ZaSambaDomain.A_sambaSID,</text:p>
      <text:p text:style-name="Code_20_2"><text:s text:c="5"/><text:span text:style-name="T39">true</text:span>,</text:p>
      <text:p text:style-name="Code_20_2"><text:s text:c="5"/><text:span text:style-name="T39">true</text:span>);</text:p>
      <text:p text:style-name="P16"><text:s/><text:tab/><text:tab/></text:p>
      <text:p text:style-name="P16"><text:span text:style-name="T23"><text:s text:c="6"/>return</text:span> headerList;</text:p>
      <text:p text:style-name="P16"><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27">ZaSambaDomainListView<text:span text:style-name="T2">.</text:span><text:span text:style-name="T23">prototype</text:span> = <text:span text:style-name="T25">new </text:span>ZaListView; <text:span text:style-name="T14">ZaSambaDomainListView.</text:span><text:span text:style-name="T24">prototype</text:span><text:span text:style-name="T14">.constructor = ZaSambaDomainListView; </text:span></text:p>
      <text:p text:style-name="P31"/>
      <text:p text:style-name="P8">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9">ZaSambaDomainListView.</text:span><text:span text:style-name="T29">prototype</text:span><text:span text:style-name="T9">.getTitle</text:span><text:span text:style-name="T3"> is called by the view manager when the user switches to this list view. String returned by this method will be </text:span><text:soft-page-break/><text:span text:style-name="T3">displayed in the address area. In the screen shot below, getTitle method returned “Manage Accounts” string when I clicked on Accounts in the navigation panel.</text:span></text:p>
      <text:p text:style-name="P13"/>
      <text:p text:style-name="P13"/>
      <text:p text:style-name="P13"/>
      <text:p text:style-name="P13"/>
      <text:p text:style-name="P13"/>
      <text:p text:style-name="P13"/>
      <text:p text:style-name="P13"/>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0">ZaSambaDomainListView</text:span><text:span text:style-name="T8">.</text:span><text:span text:style-name="T28">prototype</text:span><text:span text:style-name="T40">._createItemHtml</text:span> is called by the parent class DwtListView when it renders the list. This method has to return a DIV object, which has to be created by calling <text:span text:style-name="T40">document.createElement(“div”)</text:span>. <text:span text:style-name="T40">DwtListView</text:span> calls <text:span text:style-name="T40">_createItemHtml</text:span> method for each item that has to be displayed in the list, and places DIVs returned by <text:span text:style-name="T40">_createItemHtml</text:span> on the list view. <text:s/>In order to your list look similar to other lists 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11"><text:span text:style-name="T23">this</text:span>.<text:span text:style-name="T14">associateItemWithElement(object, div, DwtListView.TYPE_LIST_ITEM);</text:span> </text:p>
      <text:p text:style-name="Code_20_2">Next, in this example we iterate through <text:s/><text:span text:style-name="T29">this</text:span><text:span text:style-name="T9">._headerList</text:span><text:span text:style-name="T3"> to output each cell of the column in the row. </text:span><text:span text:style-name="T29">this</text:span><text:span text:style-name="T9">._headerList</text:span><text:span text:style-name="T3"> is defined in the next method <text:s text:c="2"/></text:span></text:p>
      <text:p text:style-name="Code_20_2"><text:span text:style-name="T9">ZaSambaDomainListView.</text:span><text:span text:style-name="T29">prototype</text:span><text:span text:style-name="T9">._getHeaderList.</text:span></text:p>
      <text:p text:style-name="P35"><text:s/></text:p>
      <text:p text:style-name="Text_20_body"><text:span text:style-name="T3">This method returns an array of <text:s/></text:span><text:span text:style-name="T9">ZaListHeaderItem</text:span><text:span text:style-name="T3">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text:soft-page-break/>Code example</text:p>
      <text:p text:style-name="Code_20_2"><text:span text:style-name="T26">function </text:span>ZaSambaDomainListController(appCtxt, container, app) { </text:p>
      <text:p text:style-name="Code_20_2"><text:span text:style-name="T6"><text:s text:c="2"/>ZaListViewController.call(</text:span><text:span text:style-name="T28">this</text:span><text:span text:style-name="T6">, </text:span></text:p>
      <text:p text:style-name="P30"><text:s text:c="2"/>appCtxt, </text:p>
      <text:p text:style-name="P30"><text:s text:c="2"/>container, </text:p>
      <text:p text:style-name="P30"><text:s text:c="2"/>app,</text:p>
      <text:p text:style-name="P30"><text:s text:c="2"/>”ZaSambaDomainListController”);</text:p>
      <text:p text:style-name="Code_20_2">}</text:p>
      <text:p text:style-name="Code_20_2"/>
      <text:p text:style-name="Code_20_2">ZaSambaDomainListController<text:span text:style-name="T2">.</text:span><text:span text:style-name="T23">prototype</text:span> = <text:span text:style-name="T25">new </text:span>ZaListViewController();</text:p>
      <text:p text:style-name="Code_20_2">ZaSambaDomainListController<text:span text:style-name="T2">.</text:span><text:span text:style-name="T23">prototype</text:span>.constructor = ZaSambaDomainListController;</text:p>
      <text:p text:style-name="Code_20_2">ZaController.initToolbarMethods[”ZaSambaDomainListController”] = <text:span text:style-name="T25">new</text:span><text:span text:style-name="T13"> </text:span><text:span text:style-name="T32">Array</text:span>();</text:p>
      <text:p text:style-name="Code_20_2"/>
      <text:p text:style-name="Code_20_2">ZaSambaDomainListController<text:span text:style-name="T2">.</text:span><text:span text:style-name="T23">prototype</text:span>.show = <text:span text:style-name="T6">function(list) {</text:span></text:p>
      <text:p text:style-name="Code_20_2"><text:span text:style-name="T26"><text:s text:c="2"/>if </text:span>(!<text:span text:style-name="T26">this</text:span>._UICreated) {</text:p>
      <text:p text:style-name="Code_20_2"><text:span text:style-name="T26"><text:s text:c="4"/>this</text:span>._createUI();</text:p>
      <text:p text:style-name="Code_20_2"><text:s text:c="2"/>} <text:tab/></text:p>
      <text:p text:style-name="P36"/>
      <text:p text:style-name="Code_20_2"><text:span text:style-name="T26"><text:s text:c="2"/>if</text:span> (list != <text:span text:style-name="T39">null</text:span>)</text:p>
      <text:p text:style-name="Code_20_2"><text:span text:style-name="T26"><text:s text:c="4"/>this</text:span>._contentView.set(list.getVector());</text:p>
      <text:p text:style-name="Code_20_2"/>
      <text:p text:style-name="Code_20_2"><text:span text:style-name="T26"><text:s text:c="2"/>this</text:span>._app.pushView(<text:span text:style-name="T26">this</text:span>.getContentViewId());</text:p>
      <text:p text:style-name="Code_20_2"><text:tab/></text:p>
      <text:p text:style-name="Code_20_2"><text:span text:style-name="T26"><text:s text:c="2"/>if</text:span> (list != <text:span text:style-name="T39">null</text:span>)</text:p>
      <text:p text:style-name="Code_20_2"><text:span text:style-name="T26"><text:s text:c="4"/>this</text:span>._list = list;</text:p>
      <text:p text:style-name="Code_20_2">}</text:p>
      <text:p text:style-name="Code_20_2"/>
      <text:p text:style-name="Code_20_2">ZaSambaDomainListController.initToolbarMethod = <text:span text:style-name="T26">function</text:span><text:span text:style-name="T6"> () {</text:span></text:p>
      <text:p text:style-name="Code_20_2"><text:span text:style-name="T26"><text:s text:c="2"/>this</text:span>._toolbarOperations.push(</text:p>
      <text:p text:style-name="Code_20_2"><text:span text:style-name="T25"><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5"><text:s text:c="6"/>new </text:span>AjxListener(<text:span text:style-name="T26">this</text:span>,</text:p>
      <text:p text:style-name="Code_20_2"><text:s text:c="8"/>ZaSambaDomainListController<text:span text:style-name="T2">.</text:span><text:span text:style-name="T23">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2">.</text:span><text:span text:style-name="T23">prototype</text:span>._createUI = <text:span text:style-name="T26">function</text:span> () { </text:p>
      <text:p text:style-name="Code_20_2"><text:span text:style-name="T27"><text:s text:c="2"/>try</text:span><text:span text:style-name="T6"> {</text:span></text:p>
      <text:p text:style-name="Code_20_2"><text:span text:style-name="T23"><text:s text:c="4"/>var</text:span> elements = <text:span text:style-name="T25">new </text:span><text:span text:style-name="T33">Object</text:span>();</text:p>
      <text:p text:style-name="Code_20_2"><text:span text:style-name="T26"><text:s text:c="4"/>this</text:span>._contentView = <text:span text:style-name="T25">new </text:span>ZaSambaDomainListView(<text:span text:style-name="T26">this</text:span>._container);</text:p>
      <text:p text:style-name="Code_20_2"><text:span text:style-name="T26"><text:s text:c="4"/>this</text:span>._initToolbar();</text:p>
      <text:p text:style-name="Code_20_2"><text:span text:style-name="T23"><text:s text:c="4"/>if(this</text:span>._toolbarOperations &amp;&amp; <text:span text:style-name="T26">this</text:span>._toolbarOperations.length) {</text:p>
      <text:p text:style-name="Code_20_2"><text:span text:style-name="T26"><text:s text:c="6"/>this</text:span>._toolbar = <text:span text:style-name="T25">new </text:span>ZaToolBar(</text:p>
      <text:p text:style-name="Code_20_2"><text:span text:style-name="T26"><text:s text:c="24"/>this</text:span>._container, </text:p>
      <text:p text:style-name="Code_20_2"><text:span text:style-name="T26"><text:s text:c="24"/>this</text:span>._toolbarOperations);</text:p>
      <text:p text:style-name="Code_20_2"><text:s text:c="6"/>elements[ZaAppViewMgr.C_TOOLBAR_TOP] = <text:span text:style-name="T26">this</text:span>._toolbar;</text:p>
      <text:p text:style-name="Code_20_2"><text:soft-page-break/><text:s text:c="4"/>}</text:p>
      <text:p text:style-name="Code_20_2"><text:tab/><text:tab/></text:p>
      <text:p text:style-name="Code_20_2"><text:s text:c="4"/>elements[ZaAppViewMgr.C_APP_CONTENT] = <text:span text:style-name="T26">this</text:span>._contentView;</text:p>
      <text:p text:style-name="Code_20_2"><text:span text:style-name="T23"><text:s text:c="4"/>var</text:span> tabParams = {</text:p>
      <text:p text:style-name="Code_20_2"><text:s text:c="6"/>openInNewTab: <text:span text:style-name="T39">false</text:span>,</text:p>
      <text:p text:style-name="Code_20_2"><text:s text:c="6"/>tabId: <text:span text:style-name="T26">this</text:span>.getContentViewId(),</text:p>
      <text:p text:style-name="Code_20_2"><text:s text:c="6"/>tab: <text:span text:style-name="T26">this</text:span>.getMainTab()</text:p>
      <text:p text:style-name="P16"><text:s text:c="9"/>}<text:tab/><text:tab/></text:p>
      <text:p text:style-name="Code_20_2"><text:span text:style-name="T26"><text:s text:c="4"/>this</text:span>._app.createView(<text:span text:style-name="T26">this</text:span>.getContentViewId(), elements,tabParams);</text:p>
      <text:p text:style-name="Code_20_2"><text:span text:style-name="T26"><text:s text:c="4"/>this</text:span>._contentView.addSelectionListener(</text:p>
      <text:p text:style-name="Code_20_2"><text:span text:style-name="T25"><text:s text:c="6"/>new </text:span>AjxListener(<text:span text:style-name="T26">this</text:span>,<text:span text:style-name="T26">this</text:span>._listSelectionListener)</text:p>
      <text:p text:style-name="Code_20_2"><text:s text:c="4"/>);</text:p>
      <text:p text:style-name="Code_20_2"><text:span text:style-name="T26"><text:s text:c="4"/>this</text:span>._contentView.addActionListener(</text:p>
      <text:p text:style-name="Code_20_2"><text:span text:style-name="T25"><text:s text:c="6"/>new </text:span>AjxListener(<text:span text:style-name="T26">this</text:span>, <text:span text:style-name="T26">this</text:span>._listActionListener)</text:p>
      <text:p text:style-name="Code_20_2"><text:s text:c="4"/>);</text:p>
      <text:p text:style-name="Code_20_2"><text:span text:style-name="T26"><text:s text:c="4"/>this</text:span>._UICreated = <text:span text:style-name="T39">true</text:span>;</text:p>
      <text:p text:style-name="Code_20_2"><text:s text:c="2"/>} <text:span text:style-name="T26">catch</text:span> (ex) {</text:p>
      <text:p text:style-name="Code_20_2"><text:span text:style-name="T26"><text:s text:c="4"/>this</text:span>._handleException(ex,</text:p>
      <text:p text:style-name="Code_20_2"><text:s text:c="6"/>“ZaSambaDomainListController<text:span text:style-name="T2">.</text:span><text:span text:style-name="T23">prototype</text:span>._createUI”, </text:p>
      <text:p text:style-name="Code_20_2"><text:span text:style-name="T39"><text:s text:c="6"/>null</text:span>, </text:p>
      <text:p text:style-name="P37"><text:s text:c="6"/>false</text:p>
      <text:p text:style-name="Code_20_2"><text:span text:style-name="T39"><text:s text:c="4"/></text:span>);</text:p>
      <text:p text:style-name="Code_20_2"><text:span text:style-name="T23"><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7">ZaSambaDomainListController.</text:span><text:span text:style-name="T28">prototype</text:span><text:span text:style-name="T7">._createUI</text:span><text:span text:style-name="T6"> </text:span><text:span text:style-name="T10">instantiates elements of the UI: tool bar and list view. After being instantiated, these elements are assigned to the main application controller which takes care of the layout</text:span></text:p>
      <text:p text:style-name="Code_20_2"><text:span text:style-name="T26">this</text:span>._app.createView(<text:span text:style-name="T28">this </text:span>.getContentViewId(), elements,tabParams); </text:p>
      <text:p text:style-name="Code_20_2"/>
      <text:p text:style-name="P3"><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30">this</text:span><text:span text:style-name="T4">.</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1">Next method is </text:span>ZaSambaDomainListController<text:span text:style-name="T2">.</text:span><text:span text:style-name="T23">prototype</text:span>.show.<text:span text:style-name="T21"> </text:span><text:span text:style-name="T1">As the name suggests, this method is responsible for showing the view. The only argument that this method takes is the data object. There are no restrictions to what the data object is. In this case, it is an instance of ZaList. This statement </text:span><text:span text:style-name="T30">this</text:span><text:span text:style-name="T1">.</text:span>_contentView.set(list.getVector());<text:span text:style-name="T1"> passes the data to the instance of the list view class. The following statement </text:span><text:span text:style-name="T30">this</text:span><text:span text:style-name="T1">.</text:span>_app.pushView(<text:span text:style-name="T26">this</text:span>.getContentViewId());<text:span text:style-name="T21"> </text:span><text:soft-page-break/><text:span text:style-name="T1">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he </text:span><text:span text:style-name="T30">this</text:span><text:span text:style-name="T1">.</text:span><text:span text:style-name="T7">_toolbarOperations</text:span><text:span text:style-name="T4"> array. The array consists of </text:span><text:span text:style-name="T7">ZaOperation</text:span><text:span text:style-name="T6"> </text:span><text:span text:style-name="T12">objects. Each </text:span><text:span text:style-name="T7">ZaOperation</text:span><text:span text:style-name="T12"> object describes one button in a tool bar. </text:span></text:p>
      <text:p text:style-name="P10">Code example</text:p>
      <text:p text:style-name="Code_20_2"><text:span text:style-name="T26">this</text:span>._toolbarOperations.push(</text:p>
      <text:p text:style-name="Code_20_2"><text:span text:style-name="T25"><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6">“Properties”,</text:span></text:p>
      <text:p text:style-name="Code_20_2"><text:s text:c="4"/>“PropertiesDis”,</text:p>
      <text:p text:style-name="Code_20_2"><text:span text:style-name="T25"><text:s text:c="4"/>new </text:span>AjxListener(<text:span text:style-name="T26">this</text:span>,</text:p>
      <text:p text:style-name="Code_20_2"><text:s text:c="6"/>ZaSambaDomainListController<text:span text:style-name="T2">.</text:span><text:span text:style-name="T23">prototype</text:span>._editButtonListener)</text:p>
      <text:p text:style-name="Code_20_2"><text:s text:c="4"/>)</text:p>
      <text:p text:style-name="Code_20_2">); <text:s/></text:p>
      <text:p text:style-name="Text_20_body"><text:span text:style-name="T7">ZaController.</text:span><text:span text:style-name="T28">prototype</text:span><text:span text:style-name="T7">._initToolbar</text:span><text:span text:style-name="T6"> </text:span><text:span text:style-name="T12">calls methods referenced in </text:span><text:span text:style-name="T7">ZaController.initToolbarMethods["ZaSambaDomainListController"] </text:span>array. In this example we add a reference to <text:span text:style-name="T7">ZaSambaDomainListController.initToolbarMethod</text:span><text:span text:style-name="T6">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6"><text:s text:c="5"/>ZaApp.<text:span text:style-name="T23">prototype</text:span>.getSambaDomainListController = <text:span text:style-name="T23">function</text:span><text:span text:style-name="T2">() {</text:span></text:p>
      <text:p text:style-name="Code_20_2"><text:span text:style-name="T23"><text:s text:c="2"/>if</text:span><text:span text:style-name="T2"> (</text:span><text:span text:style-name="T23">this</text:span><text:span text:style-name="T2">._controllers[ZaZimbraAdmin._SAMBA_DOMAIN_LIST] == </text:span><text:span text:style-name="T39">null</text:span><text:span text:style-name="T2">) {</text:span></text:p>
      <text:p text:style-name="Code_20_2"><text:span text:style-name="T15"><text:s text:c="4"/></text:span><text:span text:style-name="T23">this</text:span><text:span text:style-name="T2">._controllers[ZaZimbraAdmin._SAMBA_DOMAIN_LIST] = </text:span></text:p>
      <text:p text:style-name="Code_20_2"><text:span text:style-name="T15"><text:s text:c="6"/></text:span><text:span text:style-name="T23">new</text:span><text:span text:style-name="T2"> ZaSambaDomainListController(</text:span></text:p>
      <text:p text:style-name="Code_20_2"><text:span text:style-name="T15"><text:s text:c="8"/></text:span><text:span text:style-name="T23">this</text:span><text:span text:style-name="T2">._appCtxt, </text:span></text:p>
      <text:p text:style-name="Code_20_2"><text:span text:style-name="T15"><text:s text:c="8"/></text:span><text:span text:style-name="T23">this</text:span><text:span text:style-name="T2">._container, </text:span></text:p>
      <text:p text:style-name="Code_20_2"><text:span text:style-name="T15"><text:s text:c="8"/></text:span><text:span text:style-name="T23">this</text:span></text:p>
      <text:p text:style-name="P16"><text:span text:style-name="T23"><text:s text:c="9"/></text:span><text:span text:style-name="T2">);</text:span></text:p>
      <text:p text:style-name="Code_20_2"><text:s text:c="2"/>}</text:p>
      <text:p text:style-name="Code_20_2"><text:span text:style-name="T15"><text:s text:c="2"/></text:span><text:span text:style-name="T23">return</text:span><text:span text:style-name="T2"> </text:span><text:span text:style-name="T23">this</text:span><text:span text:style-name="T2">._controllers[ZaZimbraAdmin._SAMBA_DOMAIN_LIST];</text:span></text:p>
      <text:p text:style-name="Code_20_2">}</text:p>
      <text:p text:style-name="Code_20_2"/>
      <text:p text:style-name="Text_20_body"><text:soft-page-break/>A global constant <text:span text:style-name="T40">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3">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3">ZaOverviewPanelController.treeModifiers array. In this example, we want to add a single node which will trigger the new list view described earlier.</text:span></text:p>
      <text:p text:style-name="P8">Code example</text:p>
      <text:p text:style-name="P28">Zambra.ovTreeModifier = <text:span text:style-name="T23">function</text:span> (tree) { <text:s text:c="2"/></text:p>
      <text:p text:style-name="P28"><text:span text:style-name="T23"><text:s text:c="2"/>if</text:span>(<text:span text:style-name="T11">ZaSettings.SYSTEM_CONFIG_ENABLED) { </text:span></text:p>
      <text:p text:style-name="P28"><text:span text:style-name="T11"><text:s text:c="4"/></text:span><text:span text:style-name="T24">this</text:span><text:span text:style-name="T11">._sambaTi = </text:span><text:span text:style-name="T24">new </text:span><text:span text:style-name="T11">DwtTreeItem(</text:span><text:span text:style-name="T24">this</text:span><text:span text:style-name="T11">._configTi); <text:s text:c="2"/></text:span></text:p>
      <text:p text:style-name="P28"><text:span text:style-name="T11"><text:s text:c="4"/></text:span><text:span text:style-name="T24">this</text:span><text:span text:style-name="T11">._sambaTi.setText(”Samba Domains”); </text:span></text:p>
      <text:p text:style-name="P28"><text:span text:style-name="T24"><text:s text:c="4"/>this</text:span><text:span text:style-name="T11">._sambaTi.setImage(”ZimbraIcon”);</text:span></text:p>
      <text:p text:style-name="P28"><text:span text:style-name="T23"><text:s text:c="4"/>this</text:span>._sambaTi.setData(</text:p>
      <text:p text:style-name="P28"><text:s text:c="6"/>ZaOverviewPanelController._TID, </text:p>
      <text:p text:style-name="P28"><text:s text:c="6"/>ZaZimbraAdmin._SAMBA_DOMAIN_LIST</text:p>
      <text:p text:style-name="P28"><text:s text:c="4"/>);</text:p>
      <text:p text:style-name="P28"/>
      <text:p text:style-name="P28"><text:span text:style-name="T23"><text:s text:c="4"/>if</text:span>(ZaOverviewPanelController.overviewTreeListeners) {</text:p>
      <text:p text:style-name="P28"><text:s text:c="6"/>ZaOverviewPanelController.overviewTreeListeners[ZaZimbraAdmin._SAMBA_DOMAIN_LIST] = Zambra.sambaDomainListTreeListener;</text:p>
      <text:p text:style-name="P18"><text:s text:c="9"/>}</text:p>
      <text:p text:style-name="P18"><text:s text:c="7"/>}</text:p>
      <text:p text:style-name="P28">}</text:p>
      <text:p text:style-name="P28"/>
      <text:p text:style-name="P28"><text:span text:style-name="T23">if</text:span>(ZaOverviewPanelController.treeModifiers)</text:p>
      <text:p text:style-name="P28"><text:s text:c="2"/>ZaOverviewPanelController.treeModifiers.push(Zambra.ovTreeModifier);</text:p>
      <text:p text:style-name="P28"/>
      <text:p text:style-name="P28">Zambra.sambaDomainListTreeListener = function (ev) { <text:s/></text:p>
      <text:p text:style-name="P28"><text:span text:style-name="T24"><text:s text:c="2"/>if</text:span><text:span text:style-name="T11">(</text:span><text:span text:style-name="T24">this</text:span><text:span text:style-name="T11">._app.getCurrentController()) {</text:span></text:p>
      <text:p text:style-name="P28"><text:span text:style-name="T23"><text:s text:c="4"/>this</text:span>._app.getCurrentController().switchToNextView(</text:p>
      <text:p text:style-name="P28"><text:span text:style-name="T23"><text:s text:c="6"/>this</text:span>._app.getSambaDomainListController(),</text:p>
      <text:p text:style-name="P28"><text:s text:c="6"/>ZaSambaDomainListController<text:span text:style-name="T2">.</text:span><text:span text:style-name="T23">prototype</text:span>.show, </text:p>
      <text:p text:style-name="P28"><text:s text:c="6"/>ZaSambaDomain.getAll(<text:span text:style-name="T23">this </text:span>._app)</text:p>
      <text:p text:style-name="P28"><text:s text:c="4"/>);</text:p>
      <text:p text:style-name="P28"><text:s text:c="2"/>} <text:span text:style-name="T23">else</text:span> {</text:p>
      <text:p text:style-name="P28"><text:s text:c="4"/><text:span text:style-name="T23">this</text:span>.<text:span text:style-name="T11">_app.getSambaDomainListController().show(</text:span></text:p>
      <text:p text:style-name="P28"><text:span text:style-name="T11"><text:s text:c="6"/>ZaSambaDomain.getAll(</text:span><text:span text:style-name="T24">this </text:span><text:span text:style-name="T11">._app)</text:span></text:p>
      <text:p text:style-name="P32"><text:s text:c="4"/>);</text:p>
      <text:p text:style-name="P28"><text:s text:c="2"/>}</text:p>
      <text:p text:style-name="P28">}</text:p>
      <text:list text:style-name="Outline" text:continue-numbering="true">
        <text:list-item>
          <text:list text:continue-numbering="true">
            <text:list-item>
              <text:list text:continue-numbering="true">
                <text:list-item>
                  <text:h text:style-name="Heading_20_3" text:outline-level="3"><text:soft-page-break/>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3">if</text:span>(ZaTabView.XformModifiers[”ZaAccountXFormView”]) {</text:p>
      <text:p text:style-name="Code"><text:s text:c="2"/><text:span text:style-name="T10">zimbra_posixaccount.AccountXFormModifier = </text:span><text:span text:style-name="T26">function</text:span><text:span text:style-name="T10"> (xFormObject) {</text:span></text:p>
      <text:p text:style-name="Code"><text:s text:c="4"/>/* find the SWITCH element which is the parent element for all tabs */</text:p>
      <text:p text:style-name="Code"><text:span text:style-name="T23"><text:s text:c="4"/>var</text:span> cnt = xFormObject.items.length;</text:p>
      <text:p text:style-name="Code"><text:span text:style-name="T23"><text:s text:c="4"/>var</text:span> i = 0;</text:p>
      <text:p text:style-name="Code"><text:span text:style-name="T23"><text:s text:c="4"/>for</text:span><text:span text:style-name="T15"> (</text:span>i = 0; i &lt;cnt; i++) {</text:p>
      <text:p text:style-name="Code"><text:span text:style-name="T23"><text:s text:c="6"/>if</text:span>(xFormObject.items[i].type==”switch”)</text:p>
      <text:p text:style-name="Code"><text:s text:c="8"/>break; //index i now points to the SWITCH element</text:p>
      <text:p text:style-name="P14"><text:s text:c="11"/>}</text:p>
      <text:p text:style-name="Code"><text:s text:c="6"/>//find the index of the next tab</text:p>
      <text:p text:style-name="Code"><text:span text:style-name="T23"><text:s text:c="6"/>var</text:span> posixTabIx = ++<text:span text:style-name="T26">this</text:span>.TAB_INDEX;</text:p>
      <text:p text:style-name="Code"><text:s text:c="6"/>//tab bar is the element with index 1</text:p>
      <text:p text:style-name="Code"><text:span text:style-name="T23"><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pan text:style-name="T23"><text:s text:c="6"/>var</text:span> posixAccountTab = {</text:p>
      <text:p text:style-name="Code"><text:s text:c="8"/>type:_ZATABCASE_, numCols:1,</text:p>
      <text:p text:style-name="Code"><text:s text:c="8"/>relevant:(”instance[ZaModel.currentTab] == “ + posixTabIx),</text:p>
      <text:p text:style-name="Code"><text:s text:c="8"/>items: [</text:p>
      <text:p text:style-name="P14"><text:s text:c="15"/>{type:_ZAGROUP_,</text:p>
      <text:p text:style-name="Code"><text:s text:c="12"/>items:[</text:p>
      <text:p text:style-name="Code"><text:s text:c="13"/>{ref:ZaPosixAccount.A_gidNumber, </text:p>
      <text:p text:style-name="Code"><text:s text:c="15"/>type:_OSELECT1_, editable:<text:span text:style-name="T39">false</text:span>,</text:p>
      <text:p text:style-name="Code"><text:s text:c="15"/>choices:<text:span text:style-name="T26">this</text:span>._app.getPosixGroupIdListChoices(<text:span text:style-name="T39">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oft-page-break/><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4"><text:s text:c="14"/>] <text:s/></text:p>
      <text:p text:style-name="P14"><text:s text:c="12"/>}<text:tab/></text:p>
      <text:p text:style-name="P14"><text:s text:c="10"/>]</text:p>
      <text:p text:style-name="P14"><text:s text:c="8"/>};</text:p>
      <text:p text:style-name="Code"><text:s text:c="4"/></text:p>
      <text:p text:style-name="Code"><text:s text:c="4"/>//add the new tab to the list of tabs</text:p>
      <text:p text:style-name="Code"><text:s text:c="3"/>xFormObject.items[i].items.push(posixAccountTab);</text:p>
      <text:p text:style-name="P14"><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1"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3">function</text:span><text:span text:style-name="T2"> ZaSambaDomainXFormView (</text:span><text:span text:style-name="T31">parent</text:span><text:span text:style-name="T2">, app) {</text:span></text:p>
      <text:p text:style-name="Code"><text:span text:style-name="T2"><text:s text:c="2"/>ZaTabView.call(</text:span><text:span text:style-name="T26">this</text:span><text:span text:style-name="T2">, </text:span><text:span text:style-name="T31">parent</text:span><text:span text:style-name="T2">, app,</text:span><text:span text:style-name="T34">"ZaSambaDomainXFormView"</text:span><text:span text:style-name="T2">);<text:tab/></text:span></text:p>
      <text:p text:style-name="Code"><text:span text:style-name="T23"><text:s text:c="2"/></text:span><text:span text:style-name="T26">this</text:span><text:span text:style-name="T23">.</text:span><text:span text:style-name="T2">initForm(ZaSambaDomain.myXModel,</text:span><text:span text:style-name="T26">this</text:span><text:span text:style-name="T2">.getMyXForm());</text:span></text:p>
      <text:p text:style-name="Code"><text:span text:style-name="T23"><text:s text:c="2"/></text:span><text:span text:style-name="T26">this</text:span><text:span text:style-name="T23">.</text:span><text:span text:style-name="T2">_localXForm.setController(</text:span><text:span text:style-name="T26">this</text:span><text:span text:style-name="T2">._app);</text:span></text:p>
      <text:p text:style-name="Code">}</text:p>
      <text:p text:style-name="Code"><text:soft-page-break/></text:p>
      <text:p text:style-name="Code"><text:span text:style-name="T2">ZaSambaDomainXFormView</text:span><text:span text:style-name="T15">.</text:span><text:span text:style-name="T23">prototype</text:span><text:span text:style-name="T2"> = </text:span><text:span text:style-name="T25">new </text:span><text:span text:style-name="T2">ZaTabView();</text:span></text:p>
      <text:p text:style-name="Code"><text:span text:style-name="T2">ZaSambaDomainXFormView</text:span><text:span text:style-name="T15">.</text:span><text:span text:style-name="T23">prototype</text:span><text:span text:style-name="T2">.</text:span><text:span text:style-name="T31">constructor</text:span><text:span text:style-name="T2"> = ZaSambaDomainXFormView;</text:span></text:p>
      <text:p text:style-name="Code"><text:span text:style-name="T2">ZaTabView.XFormModifiers[</text:span><text:span text:style-name="T34">"ZaSambaDomainXFormView"</text:span><text:span text:style-name="T2">] = </text:span><text:span text:style-name="T25">new</text:span><text:span text:style-name="T13"> </text:span><text:span text:style-name="T32">Array</text:span><text:span text:style-name="T2">();</text:span></text:p>
      <text:p text:style-name="Code"/>
      <text:p text:style-name="Code"/>
      <text:p text:style-name="Code"><text:span text:style-name="T2">ZaSambaDomainXFormView</text:span><text:span text:style-name="T15">.</text:span><text:span text:style-name="T23">prototype</text:span><text:span text:style-name="T2">.setObject = </text:span></text:p>
      <text:p text:style-name="Code"><text:span text:style-name="T23">function</text:span><text:span text:style-name="T2"> (entry) {</text:span></text:p>
      <text:p text:style-name="Code"><text:span text:style-name="T23"><text:s text:c="2"/></text:span><text:span text:style-name="T26">this</text:span><text:span text:style-name="T23">.</text:span><text:span text:style-name="T2">_containedObject = </text:span><text:span text:style-name="T25">new </text:span><text:span text:style-name="T2">ZaSambaDomain(</text:span><text:span text:style-name="T26">this</text:span><text:span text:style-name="T2">._app);</text:span></text:p>
      <text:p text:style-name="Code"><text:span text:style-name="T15"><text:s text:c="2"/></text:span><text:span text:style-name="T26">this</text:span><text:span text:style-name="T15">.</text:span><text:span text:style-name="T2">_containedObject.attrs = </text:span><text:span text:style-name="T23">new</text:span><text:span text:style-name="T2"> </text:span><text:span text:style-name="T31">Object</text:span><text:span text:style-name="T2">();</text:span></text:p>
      <text:p text:style-name="Code"><text:span text:style-name="T15"><text:s text:c="2"/></text:span><text:span text:style-name="T23">if</text:span><text:span text:style-name="T15">(</text:span><text:span text:style-name="T2">entry.id)</text:span></text:p>
      <text:p text:style-name="Code"><text:span text:style-name="T15"><text:s text:c="4"/></text:span><text:span text:style-name="T26">this</text:span><text:span text:style-name="T15">.</text:span><text:span text:style-name="T2">_containedObject.id = entry.id;</text:span></text:p>
      <text:p text:style-name="Code"><text:span text:style-name="T15"><text:s text:c="2"/></text:span><text:span text:style-name="T23">if</text:span><text:span text:style-name="T15">(</text:span><text:span text:style-name="T2">entry.</text:span><text:span text:style-name="T31">name</text:span><text:span text:style-name="T2">)</text:span></text:p>
      <text:p text:style-name="Code"><text:span text:style-name="T15"><text:s text:c="4"/></text:span><text:span text:style-name="T26">this</text:span><text:span text:style-name="T15">.</text:span><text:span text:style-name="T2">_containedObject.</text:span><text:span text:style-name="T31">name</text:span><text:span text:style-name="T2"> = entry.</text:span><text:span text:style-name="T31">name</text:span><text:span text:style-name="T2">;</text:span></text:p>
      <text:p text:style-name="P23"><text:s text:c="5"/></text:p>
      <text:p text:style-name="Code"><text:span text:style-name="T23"><text:s text:c="2"/>for</text:span><text:span text:style-name="T15"> (</text:span><text:span text:style-name="T23">var</text:span><text:span text:style-name="T15"> </text:span><text:span text:style-name="T2">a </text:span><text:span text:style-name="T23">in</text:span><text:span text:style-name="T2"> entry.attrs) {</text:span></text:p>
      <text:p text:style-name="Code"><text:span text:style-name="T15"><text:s text:c="5"/></text:span><text:span text:style-name="T23">if</text:span><text:span text:style-name="T15">(</text:span><text:span text:style-name="T2">entry.attrs[a] </text:span><text:span text:style-name="T23">instanceof</text:span><text:span text:style-name="T2"> </text:span><text:span text:style-name="T31">Array</text:span><text:span text:style-name="T2">) {</text:span></text:p>
      <text:p text:style-name="Code"><text:span text:style-name="T15"><text:s text:c="7"/></text:span><text:span text:style-name="T26">this</text:span><text:span text:style-name="T15">.</text:span><text:span text:style-name="T2">_containedObject.attrs[a] = </text:span><text:span text:style-name="T25">new </text:span><text:span text:style-name="T32">Array</text:span><text:span text:style-name="T2">();</text:span></text:p>
      <text:p text:style-name="Code"><text:span text:style-name="T15"><text:s text:c="7"/></text:span><text:span text:style-name="T23">var</text:span><text:span text:style-name="T15"> </text:span><text:span text:style-name="T2">cnt = entry.attrs[a].</text:span><text:span text:style-name="T31">length</text:span><text:span text:style-name="T2">;</text:span></text:p>
      <text:p text:style-name="Code"><text:span text:style-name="T15"><text:s text:c="7"/></text:span><text:span text:style-name="T23">for</text:span><text:span text:style-name="T15"> (</text:span><text:span text:style-name="T23">var</text:span><text:span text:style-name="T2"> ix = 0; ix &lt; cnt; ix++) {</text:span></text:p>
      <text:p text:style-name="P14"><text:span text:style-name="T15"><text:tab/> <text:s text:c="2"/></text:span><text:span text:style-name="T26">this</text:span><text:span text:style-name="T15">.</text:span><text:span text:style-name="T2">_containedObject.attrs[a][ix]=entry.attrs[a][ix];</text:span></text:p>
      <text:p text:style-name="Code"><text:s text:c="7"/>}</text:p>
      <text:p text:style-name="Code"><text:span text:style-name="T2"><text:s text:c="5"/>} </text:span><text:span text:style-name="T23">else</text:span><text:span text:style-name="T2"> {</text:span></text:p>
      <text:p text:style-name="Code"><text:span text:style-name="T15"><text:s text:c="7"/></text:span><text:span text:style-name="T23">this</text:span><text:span text:style-name="T2">._containedObject.attrs[a] = entry.attrs[a];</text:span></text:p>
      <text:p text:style-name="Code"><text:s text:c="5"/>}</text:p>
      <text:p text:style-name="Code"><text:s text:c="3"/>}</text:p>
      <text:p text:style-name="Code"><text:tab/></text:p>
      <text:p text:style-name="Code"><text:span text:style-name="T15"><text:s text:c="3"/></text:span><text:span text:style-name="T23">if</text:span><text:span text:style-name="T2">(!entry[ZaModel.currentTab])</text:span></text:p>
      <text:p text:style-name="Code"><text:span text:style-name="T15"><text:s text:c="5"/></text:span><text:span text:style-name="T23">this</text:span><text:span text:style-name="T2">._containedObject[ZaModel.currentTab] = </text:span><text:span text:style-name="T34">"1"</text:span><text:span text:style-name="T2">;</text:span></text:p>
      <text:p text:style-name="Code"><text:span text:style-name="T15"><text:s text:c="3"/></text:span><text:span text:style-name="T23"><text:s/>else</text:span></text:p>
      <text:p text:style-name="Code"><text:span text:style-name="T15"><text:s text:c="5"/></text:span><text:span text:style-name="T23">this</text:span><text:span text:style-name="T2">._containedObject[ZaModel.currentTab] = entry[ZaModel.currentTab];</text:span></text:p>
      <text:p text:style-name="Code"><text:tab/><text:tab/></text:p>
      <text:p text:style-name="Code"><text:span text:style-name="T15"><text:s text:c="3"/></text:span><text:span text:style-name="T23">this</text:span><text:span text:style-name="T2">._localXForm.setInstance(</text:span><text:span text:style-name="T23">this</text:span><text:span text:style-name="T2">._containedObject);<text:tab/></text:span></text:p>
      <text:p text:style-name="Code"><text:span text:style-name="T15"><text:s text:c="3"/></text:span><text:span text:style-name="T23">this</text:span><text:span text:style-name="T2">.updateTab();<text:tab/><text:tab/></text:span></text:p>
      <text:p text:style-name="Code">}</text:p>
      <text:p text:style-name="Code"/>
      <text:p text:style-name="Code"><text:span text:style-name="T2">ZaSambaDomainXFormView</text:span><text:span text:style-name="T15">.</text:span><text:span text:style-name="T23">prototype</text:span><text:span text:style-name="T2">.getTitle = </text:span></text:p>
      <text:p text:style-name="Code"><text:span text:style-name="T23">function</text:span><text:span text:style-name="T2"> () {</text:span></text:p>
      <text:p text:style-name="Code"><text:span text:style-name="T15"><text:s text:c="2"/></text:span><text:span text:style-name="T23">return</text:span><text:span text:style-name="T2"> </text:span><text:span text:style-name="T34">"Samba Domains"</text:span><text:span text:style-name="T2">;</text:span></text:p>
      <text:p text:style-name="Code">}</text:p>
      <text:p text:style-name="Code"/>
      <text:p text:style-name="Code"><text:span text:style-name="T2">ZaSambaDomainXFormView.myXFormModifier = </text:span><text:span text:style-name="T23">function</text:span><text:span text:style-name="T2">(xFormObject) {<text:tab/></text:span></text:p>
      <text:p text:style-name="Code"><text:span text:style-name="T2"><text:s text:c="2"/>xFormObject.tableCssStyle=</text:span><text:span text:style-name="T34">"width:100%;overflow:auto;"</text:span><text:span text:style-name="T2">;</text:span></text:p>
      <text:p text:style-name="Code"><text:tab/></text:p>
      <text:p text:style-name="Code"><text:s text:c="2"/>xFormObject.items = [</text:p>
      <text:p text:style-name="P25"><text:s text:c="4"/>{type:_GROUP_,</text:p>
      <text:p text:style-name="Code"><text:span text:style-name="T2"><text:s text:c="6"/>cssClass:</text:span><text:span text:style-name="T34">"ZmSelectedHeaderBg"</text:span><text:span text:style-name="T2">,</text:span></text:p>
      <text:p text:style-name="Code"><text:span text:style-name="T2"><text:s text:c="6"/>colSpan: </text:span><text:span text:style-name="T34">"*"</text:span><text:span text:style-name="T2">,</text:span></text:p>
      <text:p text:style-name="Code"><text:span text:style-name="T2"><text:s text:c="6"/>id:</text:span><text:span text:style-name="T34">"xform_header"</text:span><text:span text:style-name="T2">, </text:span></text:p>
      <text:p text:style-name="Code"><text:s text:c="6"/>items: [</text:p>
      <text:p text:style-name="P25"><text:tab/>{type:_GROUP_,<text:tab/></text:p>
      <text:p text:style-name="P15"><text:tab/> <text:s text:c="5"/>numCols:4,</text:p>
      <text:p text:style-name="P14"><text:span text:style-name="T2"><text:s text:c="16"/>colSizes:[</text:span><text:span text:style-name="T34">"32px"</text:span><text:span text:style-name="T2">,</text:span><text:span text:style-name="T34">"350px"</text:span><text:span text:style-name="T2">,</text:span><text:span text:style-name="T34">"100px"</text:span><text:span text:style-name="T2">,</text:span><text:span text:style-name="T34">"250px"</text:span><text:span text:style-name="T2">],</text:span></text:p>
      <text:p text:style-name="Code"><text:tab/> items: [</text:p>
      <text:p text:style-name="P25"><text:s text:c="12"/>{type:_AJX_IMAGE_,</text:p>
      <text:p text:style-name="Code"><text:span text:style-name="T2"><text:s text:c="13"/>src:</text:span><text:span text:style-name="T34">"Domain_32"</text:span><text:span text:style-name="T2">, </text:span></text:p>
      <text:p text:style-name="Code"><text:soft-page-break/><text:span text:style-name="T15"><text:s text:c="13"/></text:span><text:span text:style-name="T23">label</text:span><text:span text:style-name="T2">:</text:span><text:span text:style-name="T39">null</text:span><text:span text:style-name="T2">},</text:span></text:p>
      <text:p text:style-name="P15"><text:s text:c="17"/>{type:_OUTPUT_,</text:p>
      <text:p text:style-name="P14"><text:span text:style-name="T31"><text:s text:c="18"/>ref</text:span><text:span text:style-name="T2">:ZaSambaDomain.A_sambaDomainName, </text:span></text:p>
      <text:p text:style-name="P14"><text:span text:style-name="T15"><text:s text:c="18"/></text:span><text:span text:style-name="T23">label</text:span><text:span text:style-name="T2">:</text:span><text:span text:style-name="T39">null</text:span><text:span text:style-name="T2">,</text:span></text:p>
      <text:p text:style-name="P14"><text:span text:style-name="T2"><text:s text:c="18"/>cssClass:</text:span><text:span text:style-name="T34">"AdminTitle"</text:span><text:span text:style-name="T2">, </text:span></text:p>
      <text:p text:style-name="P15"><text:s text:c="18"/>rowSpan:2},<text:tab/><text:tab/><text:tab/><text:tab/><text:tab/> <text:tab/> <text:s text:c="6"/>{type:_OUTPUT_, </text:p>
      <text:p text:style-name="P14"><text:span text:style-name="T2"><text:s text:c="18"/></text:span><text:span text:style-name="T31">ref</text:span><text:span text:style-name="T2">:ZaSambaDomain.A_sambaSID, </text:span></text:p>
      <text:p text:style-name="P14"><text:span text:style-name="T15"><text:s text:c="18"/></text:span><text:span text:style-name="T23">label</text:span><text:span text:style-name="T2">:</text:span><text:span text:style-name="T34">"sambaSID"</text:span><text:span text:style-name="T2">}</text:span></text:p>
      <text:p text:style-name="Code"><text:tab/> ]</text:p>
      <text:p text:style-name="Code"><text:tab/>}</text:p>
      <text:p text:style-name="P14"><text:tab/>],</text:p>
      <text:p text:style-name="Code"><text:span text:style-name="T2"><text:s text:c="6"/>cssStyle:</text:span><text:span text:style-name="T34">"padding-top:5px; padding-left:2px; padding-bottom:5px"</text:span>},<text:tab/></text:p>
      <text:p text:style-name="P25"><text:s text:c="4"/>{type:_TAB_BAR_, </text:p>
      <text:p text:style-name="Code"><text:span text:style-name="T2"><text:s text:c="5"/></text:span><text:span text:style-name="T31">ref</text:span><text:span text:style-name="T2">:ZaModel.currentTab,</text:span></text:p>
      <text:p text:style-name="Code"><text:s text:c="5"/>choices:[<text:span text:style-name="T2">{value:1, </text:span><text:span text:style-name="T23">label</text:span><text:span text:style-name="T2">:ZaMsg.Domain_Tab_General}],</text:span></text:p>
      <text:p text:style-name="Code"><text:span text:style-name="T2"><text:s text:c="5"/>cssClass:</text:span><text:span text:style-name="T34">"ZaTabBar"</text:span><text:span text:style-name="T2">, </text:span></text:p>
      <text:p text:style-name="Code"><text:span text:style-name="T2"><text:s text:c="5"/>id:</text:span><text:span text:style-name="T34">"xform_tabbar"</text:span></text:p>
      <text:p text:style-name="Code"><text:s text:c="4"/>},</text:p>
      <text:p text:style-name="Code"><text:s text:c="4"/>{type:_SWITCH_, </text:p>
      <text:p text:style-name="Code"><text:s text:c="5"/>items:[</text:p>
      <text:p text:style-name="P25"><text:s text:c="5"/>{type:_ZATABCASE_, </text:p>
      <text:p text:style-name="Code"><text:span text:style-name="T2"><text:s text:c="6"/>relevant:</text:span><text:span text:style-name="T34">"instance[ZaModel.currentTab] == 1"</text:span><text:span text:style-name="T2">, </text:span></text:p>
      <text:p text:style-name="Code"><text:span text:style-name="T2"><text:s text:c="6"/>colSizes:[</text:span><text:span text:style-name="T34">"250px"</text:span><text:span text:style-name="T2">,</text:span><text:span text:style-name="T34">"*"</text:span><text:span text:style-name="T2">],</text:span></text:p>
      <text:p text:style-name="Code"><text:span text:style-name="T2"><text:s text:c="6"/></text:span>items:[</text:p>
      <text:p text:style-name="Code"><text:span text:style-name="T2"><text:s text:c="8"/>{</text:span><text:span text:style-name="T31">ref</text:span><text:span text:style-name="T2">: ZaSambaDomain.A_sambaDomainName, </text:span></text:p>
      <text:p text:style-name="P25"><text:s text:c="9"/>type:_TEXTFIELD_, </text:p>
      <text:p text:style-name="Code"><text:span text:style-name="T15"><text:s text:c="9"/></text:span><text:span text:style-name="T23">label</text:span><text:span text:style-name="T2">:ZaMsg.Domain_DomainName,</text:span></text:p>
      <text:p text:style-name="P25"><text:s text:c="9"/>onChange:ZaTabView.onFormFieldChanged</text:p>
      <text:p text:style-name="Code"><text:s text:c="8"/>},</text:p>
      <text:p text:style-name="Code"><text:span text:style-name="T2"><text:s text:c="8"/>{</text:span><text:span text:style-name="T31">ref</text:span><text:span text:style-name="T2">: ZaSambaDomain.A_sambaSID, </text:span></text:p>
      <text:p text:style-name="P25"><text:s text:c="9"/>type:_TEXTFIELD_, </text:p>
      <text:p text:style-name="Code"><text:span text:style-name="T2"><text:s text:c="9"/></text:span><text:span text:style-name="T23">label</text:span><text:span text:style-name="T2">:</text:span><text:span text:style-name="T34">"sambaSID"</text:span><text:span text:style-name="T2">, </text:span></text:p>
      <text:p text:style-name="P25"><text:s text:c="9"/>width:300,</text:p>
      <text:p text:style-name="Code"><text:s text:c="9"/>onChange:ZaTabView.onFormFieldChanged</text:p>
      <text:p text:style-name="Code"><text:s text:c="8"/>},</text:p>
      <text:p text:style-name="Code"><text:span text:style-name="T2"><text:s text:c="8"/>{</text:span><text:span text:style-name="T31">ref</text:span><text:span text:style-name="T2">: ZaSambaDomain.A_sambaAlgorithmicRidBase, </text:span></text:p>
      <text:p text:style-name="P25"><text:s text:c="9"/>type:_TEXTFIELD_, </text:p>
      <text:p text:style-name="Code"><text:span text:style-name="T15"><text:s text:c="9"/></text:span><text:span text:style-name="T23">label</text:span><text:span text:style-name="T2">:</text:span><text:span text:style-name="T34">"sambaAlgorithmicRidBase"</text:span><text:span text:style-name="T2">, </text:span></text:p>
      <text:p text:style-name="Code"><text:span text:style-name="T2"><text:s text:c="9"/>cssClass:</text:span><text:span text:style-name="T34">"admin_xform_number_input"</text:span><text:span text:style-name="T2">,</text:span></text:p>
      <text:p text:style-name="Code"><text:s text:c="9"/>onChange:ZaTabView.onFormFieldChanged</text:p>
      <text:p text:style-name="Code"><text:s text:c="8"/>}<text:tab/><text:tab/><text:tab/><text:tab/><text:tab/><text:tab/></text:p>
      <text:p text:style-name="Code"><text:s text:c="7"/>]</text:p>
      <text:p text:style-name="P14"><text:tab/>}</text:p>
      <text:p text:style-name="Code"><text:s text:c="4"/>]</text:p>
      <text:p text:style-name="Code"><text:s text:c="3"/>}<text:tab/></text:p>
      <text:p text:style-name="Code"><text:s text:c="2"/>];</text:p>
      <text:p text:style-name="Code">}</text:p>
      <text:p text:style-name="Code"/>
      <text:p text:style-name="Code"><text:span text:style-name="T14">ZaTabView.XFormModifiers[</text:span><text:span text:style-name="T36">"ZaSambaDomainXFormView"</text:span><text:span text:style-name="T14">].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2">ZaTabView.call(</text:span><text:span text:style-name="T26">this</text:span><text:span text:style-name="T2">, </text:span><text:span text:style-name="T31">parent</text:span><text:span text:style-name="T2">, app,</text:span><text:span text:style-name="T34">"ZaSambaDomainXFormView"</text:span><text:span text:style-name="T2">);</text:span></text:p>
      <text:p text:style-name="P4"><text:soft-page-break/>in which we pass the name of the new class as to the fourth argument. A call to _initForm method.</text:p>
      <text:p text:style-name="Code"><text:span text:style-name="T23">this</text:span><text:span text:style-name="T2">.initForm(ZaSambaDomain.myXModel,</text:span><text:span text:style-name="T23">this</text:span><text:span text:style-name="T2">.getMyXForm());</text:span></text:p>
      <text:p text:style-name="P4">First argument in this statement is meta data that describes a ZaSambaDomain object, which will be displayed in this view; second argument is metadata that describes the elements of the form. </text:p>
      <text:p text:style-name="P4">Third statement assigns a reference to the main application controller to the form instance.</text:p>
      <text:p text:style-name="Code"><text:span text:style-name="T23">this</text:span><text:span text:style-name="T2">._localXForm.setController(</text:span><text:span text:style-name="T23">this</text:span><text:span text:style-name="T2">._app);</text:span></text:p>
      <text:p text:style-name="P4">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2"><text:span text:style-name="T23">this</text:span><text:span text:style-name="T2">._localXForm.setInstance(</text:span><text:span text:style-name="T23">this</text:span><text:span text:style-name="T2">._containedObject);</text:span></text:p>
      <text:p text:style-name="P4">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38" text:outline-level="4">Defining form fields</text:h>
                    </text:list-item>
                  </text:list>
                </text:list-item>
              </text:list>
            </text:list-item>
          </text:list>
        </text:list-item>
      </text:list>
      <text:p text:style-name="P4">When we create a new form view, we define form fields similar to how we define them when modifying an existing form view. In order to define form fields, we need to create a modifier function</text:p>
      <text:p text:style-name="P22"><text:span text:style-name="T2">ZaSambaDomainXFormView.myXFormModifier = </text:span><text:span text:style-name="T23">function</text:span><text:span text:style-name="T2">(xFormObject)</text:span></text:p>
      <text:p text:style-name="P4">and add a reference to this function to the appropriate array of function references.</text:p>
      <text:p text:style-name="P21"><text:span text:style-name="T13">ZaTabView.XFormModifiers[</text:span><text:span text:style-name="T35">"ZaSambaDomainXFormView"</text:span><text:span text:style-name="T13">].push(ZaSambaDomainXFormView.myXFormModifier);</text:span></text:p>
      <text:p text:style-name="P5">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3">ZaTabView.XFormModifiers[</text:span><text:span text:style-name="T35">"ZaSambaDomainXFormView"</text:span><text:span text:style-name="T13">] = </text:span><text:span text:style-name="T25">new</text:span><text:span text:style-name="T13"> </text:span><text:span text:style-name="T32">Array</text:span><text:span text:style-name="T13">();</text:span></text:p>
      <text:p text:style-name="P26"/>
      <text:p text:style-name="P6"/>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7">It is recommended that a form view controllers class extends ZaXFormViewController class. This way, the new class gets access to all default implementations of the common methods of a form view controller.</text:p>
      <text:p text:style-name="Code"><text:span text:style-name="T26">function</text:span> ZaSambaDomainController(appCtxt, container, app) {</text:p>
      <text:p text:style-name="Code"><text:s text:c="2"/>ZaXFormViewController.call(</text:p>
      <text:p text:style-name="Code"><text:span text:style-name="T26"><text:s text:c="4"/>this,</text:span> appCtxt, container,app,</text:p>
      <text:p text:style-name="Code"><text:span text:style-name="T35"><text:s text:c="4"/>"ZaSambaDomainController"</text:span>);</text:p>
      <text:p text:style-name="Code"><text:span text:style-name="T26"><text:s text:c="2"/>this</text:span>._UICreated = <text:span text:style-name="T39">false</text:span>;</text:p>
      <text:p text:style-name="Code"><text:span text:style-name="T26"><text:s text:c="2"/>this</text:span>._toolbarOperations = <text:span text:style-name="T25">new</text:span><text:span text:style-name="T13"> </text:span><text:span text:style-name="T32">Array</text:span>();</text:p>
      <text:p text:style-name="Code">}</text:p>
      <text:p text:style-name="Code"/>
      <text:p text:style-name="Code">ZaSambaDomainController<text:span text:style-name="T15">.</text:span><text:span text:style-name="T23">prototype</text:span> = <text:span text:style-name="T25">new </text:span>ZaXFormViewController();</text:p>
      <text:p text:style-name="Code">ZaSambaDomainController<text:span text:style-name="T15">.</text:span><text:span text:style-name="T23">prototype</text:span>.constructor = ZaSambaDomainController;</text:p>
      <text:p text:style-name="Code"/>
      <text:p text:style-name="Code"><text:soft-page-break/>ZaController.initToolbarMethods[<text:span text:style-name="T35">"ZaSambaDomainController"</text:span>] = <text:span text:style-name="T25">new</text:span><text:span text:style-name="T13"> </text:span><text:span text:style-name="T32">Array</text:span>();</text:p>
      <text:p text:style-name="Code">ZaController.setViewMethods[<text:span text:style-name="T35">"ZaSambaDomainController"</text:span>] = <text:span text:style-name="T25">new</text:span><text:span text:style-name="T13"> </text:span><text:span text:style-name="T32">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6">function </text:span>() {</text:p>
      <text:p text:style-name="Code"><text:span text:style-name="T26"><text:s text:c="2"/>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4"><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 <text:s text:c="3"/><text:tab/></text:p>
      <text:p text:style-name="Code"><text:tab/></text:p>
      <text:p text:style-name="Code">}</text:p>
      <text:p text:style-name="Code">ZaController.initToolbarMethods[<text:span text:style-name="T35">"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6">function</text:span>(entry) {</text:p>
      <text:p text:style-name="Code"><text:span text:style-name="T23"><text:s text:c="2"/>if</text:span>(entry.name &amp;&amp; entry.id)</text:p>
      <text:p text:style-name="Code"><text:s text:c="4"/>entry.load("name", entry.name);</text:p>
      <text:p text:style-name="Code"><text:tab/><text:tab/></text:p>
      <text:p text:style-name="Code"><text:span text:style-name="T23"><text:s text:c="2"/>if</text:span>(!<text:span text:style-name="T26">this </text:span>._UICreated) </text:p>
      <text:p text:style-name="Code"><text:span text:style-name="T26"><text:s text:c="4"/>this</text:span>._createUI();</text:p>
      <text:p text:style-name="Code"><text:s text:c="2"/></text:p>
      <text:p text:style-name="Code"><text:s text:c="2"/></text:p>
      <text:p text:style-name="Code"><text:s text:c="2"/><text:span text:style-name="T26">this</text:span>._app.pushView(this.getContentViewId());</text:p>
      <text:p text:style-name="Code"><text:span text:style-name="T26"><text:s text:c="2"/>this</text:span>._contentView.setDirty(<text:span text:style-name="T39">false</text:span>);</text:p>
      <text:p text:style-name="Code">/* setObject is delayed to be called after pushView in order to avoid jumping of the view */</text:p>
      <text:p text:style-name="Code"><text:soft-page-break/><text:s text:c="2"/><text:span text:style-name="T26">this</text:span>._contentView.setObject(entry); <text:tab/><text:tab/></text:p>
      <text:p text:style-name="Code"><text:s text:c="2"/><text:span text:style-name="T26">this</text:span>._currentObject = entry;</text:p>
      <text:p text:style-name="Code">}</text:p>
      <text:p text:style-name="Code"/>
      <text:p text:style-name="Code">ZaController.setViewMethods[<text:span text:style-name="T35">"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2">.</text:span><text:span text:style-name="T23">prototype</text:span>._createUI =</text:p>
      <text:p text:style-name="Code"><text:span text:style-name="T26">function </text:span>() {</text:p>
      <text:p text:style-name="Code"><text:s text:c="2"/><text:span text:style-name="T26">this</text:span>._contentView = <text:span text:style-name="T26">this</text:span>._view = </text:p>
      <text:p text:style-name="Code"><text:span text:style-name="T25"><text:s text:c="4"/>new </text:span>ZaSambaDomainXFormView(this._container, this._app);</text:p>
      <text:p text:style-name="Code"/>
      <text:p text:style-name="Code"><text:s text:c="2"/><text:span text:style-name="T26">this</text:span>._initToolbar();</text:p>
      <text:p text:style-name="Code"><text:s text:c="2"/></text:p>
      <text:p text:style-name="Code"><text:span text:style-name="T26"><text:s text:c="2"/>this</text:span>._toolbar = <text:span text:style-name="T25">new </text:span>ZaToolBar(</text:p>
      <text:p text:style-name="Code"><text:s text:c="4"/><text:span text:style-name="T26">this</text:span>._container, </text:p>
      <text:p text:style-name="Code"><text:span text:style-name="T26"><text:s text:c="4"/>this</text:span>._toolbarOperations);<text:tab/><text:tab/></text:p>
      <text:p text:style-name="Code"><text:tab/></text:p>
      <text:p text:style-name="Code"><text:s text:c="2"/><text:span text:style-name="T23">var</text:span> elements = <text:span text:style-name="T25">new </text:span><text:span text:style-name="T33">Object</text:span>();</text:p>
      <text:p text:style-name="Code"><text:s text:c="2"/>elements[ZaAppViewMgr.C_APP_CONTENT] = <text:span text:style-name="T26">this</text:span>._contentView;</text:p>
      <text:p text:style-name="Code"><text:s text:c="2"/>elements[ZaAppViewMgr.C_TOOLBAR_TOP] = <text:span text:style-name="T26">this</text:span>._toolbar;<text:tab/><text:tab/></text:p>
      <text:p text:style-name="Code"><text:s text:c="2"/><text:span text:style-name="T23">var</text:span> tabParams = {</text:p>
      <text:p text:style-name="Code"><text:s text:c="5"/>openInNewTab: <text:span text:style-name="T39">true</text:span>,</text:p>
      <text:p text:style-name="Code"><text:s text:c="5"/>tabId: <text:span text:style-name="T26">this</text:span>.getContentViewId()</text:p>
      <text:p text:style-name="Code"><text:s text:c="2"/>}; <text:s/><text:tab/></text:p>
      <text:p text:style-name="Code"><text:s text:c="2"/><text:span text:style-name="T26">this</text:span>._app.createView(<text:span text:style-name="T26">this</text:span>.getContentViewId(), elements, tabParams);</text:p>
      <text:p text:style-name="Code"><text:span text:style-name="T26"><text:s text:c="2"/>this</text:span>._app._controllers[<text:span text:style-name="T26">this</text:span>.getContentViewId ()] = <text:span text:style-name="T26">this</text:span>; <text:s text:c="3"/></text:p>
      <text:p text:style-name="Code"><text:span text:style-name="T26"><text:s text:c="2"/>this</text:span>._UICreated = <text:span text:style-name="T39">true</text:span>;</text:p>
      <text:p text:style-name="Code">}</text:p>
      <text:p text:style-name="Code"/>
      <text:p text:style-name="Code_20_2">ZaSambaDomainController<text:span text:style-name="T2">.</text:span><text:span text:style-name="T23">prototype</text:span>._saveChanges =</text:p>
      <text:p text:style-name="Code_20_2"><text:span text:style-name="T26">function</text:span> () {</text:p>
      <text:p text:style-name="Code_20_2"/>
      <text:p text:style-name="Code_20_2"><text:s text:c="2"/><text:span text:style-name="T23">var</text:span> mods = <text:span text:style-name="T25">new </text:span><text:span text:style-name="T33">Object</text:span>();</text:p>
      <text:p text:style-name="Code_20_2"><text:s text:c="2"/><text:span text:style-name="T23">for</text:span><text:span text:style-name="T15"> (</text:span><text:span text:style-name="T23">var</text:span><text:span text:style-name="T15"> </text:span>a <text:span text:style-name="T23">in</text:span> obj.attrs) {</text:p>
      <text:p text:style-name="Code_20_2"><text:s text:c="4"/><text:span text:style-name="T23">if</text:span>(a == ZaItem.A_objectClass )</text:p>
      <text:p text:style-name="Code_20_2"><text:s text:c="6"/>continue;</text:p>
      <text:p text:style-name="Code_20_2"><text:s text:c="4"/></text:p>
      <text:p text:style-name="Code_20_2"><text:span text:style-name="T23"><text:s text:c="4"/>if</text:span>(<text:span text:style-name="T26">this</text:span>._currentObject.attrs[a] != obj.attrs[a] ) {</text:p>
      <text:p text:style-name="Code_20_2"><text:tab/>mods[a] = obj.attrs[a];</text:p>
      <text:p text:style-name="Code_20_2"><text:s text:c="4"/>}</text:p>
      <text:p text:style-name="Code_20_2"><text:s text:c="2"/>}</text:p>
      <text:p text:style-name="Code_20_2"><text:tab/></text:p>
      <text:p text:style-name="Code_20_2"><text:s text:c="2"/><text:span text:style-name="T23">try</text:span> {<text:tab/></text:p>
      <text:p text:style-name="Code_20_2"><text:span text:style-name="T26"><text:s text:c="4"/>this</text:span>._currentObject.modify(mods);</text:p>
      <text:p text:style-name="Code_20_2"><text:span text:style-name="T26"><text:s text:c="4"/>this</text:span>.fireChangeEvent(this._currentObject);</text:p>
      <text:p text:style-name="Code_20_2"><text:s text:c="2"/>} <text:span text:style-name="T26">catch</text:span> (ex) {</text:p>
      <text:p text:style-name="Code_20_2"><text:s text:c="4"/><text:span text:style-name="T23">var</text:span> detailStr = "";</text:p>
      <text:p text:style-name="Code_20_2"><text:s text:c="4"/><text:span text:style-name="T23">for</text:span><text:span text:style-name="T15"> (</text:span><text:span text:style-name="T23">var</text:span><text:span text:style-name="T15"> </text:span>prop <text:span text:style-name="T23">in</text:span> ex) {</text:p>
      <text:p text:style-name="Code_20_2"><text:s text:c="6"/><text:span text:style-name="T23">if</text:span>(ex[prop] <text:span text:style-name="T23">instanceof</text:span> Function) </text:p>
      <text:p text:style-name="Code_20_2"><text:tab/>continue;</text:p>
      <text:p text:style-name="Code_20_2"><text:tab/><text:tab/><text:tab/><text:tab/></text:p>
      <text:p text:style-name="Code_20_2"><text:soft-page-break/><text:s text:c="6"/>detailStr = detailStr + prop + " - " + ex[prop] + "\n";<text:tab/><text:tab/><text:tab/><text:tab/></text:p>
      <text:p text:style-name="Code_20_2"><text:s text:c="4"/>}</text:p>
      <text:p text:style-name="Code_20_2"><text:s text:c="4"/><text:span text:style-name="T26">this</text:span>._handleException(ex,</text:p>
      <text:p text:style-name="Code_20_2"><text:s text:c="6"/>"ZaSambaDomainController<text:span text:style-name="T2">.</text:span><text:span text:style-name="T23">prototype</text:span>._saveChanges", </text:p>
      <text:p text:style-name="Code_20_2"><text:s text:c="6"/><text:span text:style-name="T39">null</text:span>, </text:p>
      <text:p text:style-name="Code_20_2"><text:span text:style-name="T39"><text:s text:c="6"/>false</text:span>);<text:tab/></text:p>
      <text:p text:style-name="Code_20_2"><text:s text:c="4"/><text:span text:style-name="T23">return</text:span> <text:span text:style-name="T39">false</text:span>; </text:p>
      <text:p text:style-name="Code_20_2"><text:span text:style-name="T39"><text:s text:c="2"/></text:span>}<text:tab/></text:p>
      <text:p text:style-name="Code_20_2"/>
      <text:p text:style-name="Code_20_2"><text:span text:style-name="T26"><text:s text:c="2"/>this</text:span>._contentView.setDirty(<text:span text:style-name="T39">false</text:span>);<text:tab/></text:p>
      <text:p text:style-name="Code_20_2"><text:s text:c="2"/><text:span text:style-name="T23">return</text:span> <text:span text:style-name="T39">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6"><text:s text:c="4"/><text:tab/>this,</text:span> appCtxt, container,app,</text:p>
      <text:p text:style-name="Code"><text:span text:style-name="T35"><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7">ZaSambaDomainController.</text:span><text:span text:style-name="T28">prototype</text:span><text:span text:style-name="T7">._createUI</text:span><text:span text:style-name="T6"> </text:span><text:span text:style-name="T10">instantiates elements of the UI: tool bar and form view. After being instantiated, these elements are assigned to the main application controller which takes care of the layout</text:span></text:p>
      <text:p text:style-name="Code_20_2"><text:span text:style-name="T26">this</text:span>._app.createView(<text:span text:style-name="T26">this</text:span>.getContentViewId(), elements, tabParams); </text:p>
      <text:p text:style-name="Code_20_2"/>
      <text:p text:style-name="P3"><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28">this</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In order to register the form view controller we need to add another getter method to ZaApp class. </text:p>
      <text:p text:style-name="Text_20_body">Code example</text:p>
      <text:p text:style-name="P17"><text:span text:style-name="T2"><text:s text:c="5"/>ZaApp.</text:span><text:span text:style-name="T23">prototype</text:span><text:span text:style-name="T2">.getSambaDomainController = </text:span><text:span text:style-name="T23">function</text:span><text:span text:style-name="T2">() {</text:span></text:p>
      <text:p text:style-name="P17"><text:span text:style-name="T23"><text:s text:c="7"/>var</text:span><text:span text:style-name="T2"> c = </text:span><text:span text:style-name="T23">new</text:span><text:span text:style-name="T2"> ZaSambaDomainController(</text:span></text:p>
      <text:p text:style-name="P17"><text:span text:style-name="T15"><text:s text:c="9"/></text:span><text:span text:style-name="T23">this</text:span><text:span text:style-name="T2">._appCtxt, </text:span></text:p>
      <text:p text:style-name="P17"><text:span text:style-name="T15"><text:s text:c="9"/></text:span><text:span text:style-name="T23">this</text:span><text:span text:style-name="T2">._container, </text:span></text:p>
      <text:p text:style-name="P17"><text:span text:style-name="T15"><text:s text:c="9"/></text:span><text:span text:style-name="T23">this</text:span></text:p>
      <text:p text:style-name="P17"><text:soft-page-break/><text:span text:style-name="T23"><text:s text:c="7"/></text:span><text:span text:style-name="T2">);</text:span></text:p>
      <text:p text:style-name="P34"/>
      <text:p text:style-name="P27"><text:span text:style-name="T23"><text:s text:c="2"/>var</text:span><text:span text:style-name="T2"> ctrl = </text:span><text:span text:style-name="T23">this</text:span><text:span text:style-name="T2">.getSambaDomainListController();</text:span></text:p>
      <text:p text:style-name="P27"><text:span text:style-name="T2"><text:s text:c="2"/>c.addChangeListener(</text:span><text:span text:style-name="T23">new</text:span><text:span text:style-name="T2"> AjxListener(ctrl, ctrl.handleChange));</text:span></text:p>
      <text:p text:style-name="P27"><text:span text:style-name="T2"><text:s text:c="2"/>c.addCreationListener(</text:span><text:span text:style-name="T23">new</text:span><text:span text:style-name="T2"> AjxListener(ctrl, ctrl.handleCreation));<text:tab/></text:span></text:p>
      <text:p text:style-name="P27"><text:span text:style-name="T2"><text:s text:c="2"/>c.addRemovalListener(</text:span><text:span text:style-name="T23">new</text:span><text:span text:style-name="T2"> AjxListener(ctrl, ctrl.handleRemoval));<text:tab/> </text:span></text:p>
      <text:p text:style-name="P17"><text:span text:style-name="T15"><text:s text:c="7"/></text:span><text:span text:style-name="T23">return</text:span><text:span text:style-name="T2"> c;</text:span></text:p>
      <text:p text:style-name="P33">}</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1">In order to show the form view, you need to call </text:span><text:span text:style-name="T40">show</text:span><text:span text:style-name="T1"> method of the corresponding form view controller. <text:s/>In this example, we do not overwrite this method, because the default implementation is sufficient. Default implementation of </text:span><text:span text:style-name="T40">show</text:span><text:span text:style-name="T1"> method runs through all functions referenced in ZaController.setViewMethods[</text:span><text:span text:style-name="T37">"ZaSambaDomainController"</text:span><text:span text:style-name="T1">] array. Therefore, we define </text:span><text:span text:style-name="T40">ZaSambaDomainController.setViewMethod</text:span><text:span text:style-name="T1">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5">"ZaSambaDomainController"</text:span>]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ext:s/></text:span><text:span text:style-name="T28">this</text:span><text:span text:style-name="T7">._toolbarOperations</text:span><text:span text:style-name="T4"> array. First, </text:span><text:span text:style-name="T7">ZaController.</text:span><text:span text:style-name="T28">prototype</text:span><text:span text:style-name="T7">._initToolbar</text:span><text:span text:style-name="T6"> </text:span><text:span text:style-name="T12">calls functions referenced in ZaController.initToolbarMethods[</text:span><text:span text:style-name="T38">"ZaSambaDomainController"</text:span><text:span text:style-name="T12">]</text:span><text:span text:style-name="T7"> </text:span><text:span text:style-name="T4">array; next, it creates tool bar buttons based on the <text:s/></text:span><text:span text:style-name="T7">ZaOperation</text:span><text:span text:style-name="T6"> </text:span><text:span text:style-name="T12">objects found in </text:span><text:span text:style-name="T28">this</text:span><text:span text:style-name="T7">._toolbarOperations</text:span><text:span text:style-name="T4"> array</text:span><text:span text:style-name="T12">. Each </text:span><text:span text:style-name="T7">ZaOperation</text:span><text:span text:style-name="T12"> object describes one button in a tool bar. In this example, the tool bar will have two buttons: Save and Close.</text:span></text:p>
      <text:p text:style-name="P10">Code example</text:p>
      <text:p text:style-name="Standard"><text:span text:style-name="T26"><text:s text:c="15"/>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4"><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oft-page-break/><text:s/>);</text:p>
      <text:p text:style-name="P9"/>
      <text:list text:style-name="Outline" text:continue-numbering="true">
        <text:list-item>
          <text:list text:continue-numbering="true">
            <text:list-item>
              <text:list text:continue-numbering="true">
                <text:list-item>
                  <text:h text:style-name="Heading_20_3" text:outline-level="3">Creating a new Model class</text:h>
                </text:list-item>
              </text:list>
            </text:list-item>
          </text:list>
        </text:list-item>
      </text:list>
      <text:p text:style-name="Text_20_body">A model class performs several tasks. First, it is a convenient way of encapsulating read and write operations for retreiving data from the server and sending data to the server via HTTP using XML or JSON message format. Second, it contains meta data for the form (XModel). However, you do not have to create a Model class when creating an extension. All communication with server can be handled by Controller classes. Xmodel can be just a JavaScript object which you can define anywhere in your extension. </text:p>
      <text:p text:style-name="Text_20_body">Following is a <text:span text:style-name="T40">ZimbraSambaDomain</text:span> class from <text:span text:style-name="T40">zimbra_samba</text:span> extension. This code is the contents of ZaSambaDomain.js file. </text:p>
      <text:p text:style-name="P16"><text:s text:c="5"/><text:span text:style-name="T23">if</text:span>(ZaItem) {</text:p>
      <text:p text:style-name="Code_20_2"><text:s text:c="2"/>ZaItem.SAMBA_DOMAIN = "sambaDomain";</text:p>
      <text:p text:style-name="Code_20_2">}</text:p>
      <text:p text:style-name="Code_20_2"/>
      <text:p text:style-name="Code_20_2"><text:span text:style-name="T23">function</text:span> ZaSambaDomain(app) {</text:p>
      <text:p text:style-name="Code_20_2"><text:s text:c="2"/><text:span text:style-name="T23">if</text:span> (arguments.length == 0) </text:p>
      <text:p text:style-name="Code_20_2"><text:s text:c="4"/><text:span text:style-name="T23">return</text:span>;<text:tab/></text:p>
      <text:p text:style-name="Code_20_2"><text:s text:c="2"/></text:p>
      <text:p text:style-name="Code_20_2">ZaItem.call(<text:span text:style-name="T26">this</text:span>, app,"ZaSambaDomain");</text:p>
      <text:p text:style-name="Code_20_2"><text:s text:c="2"/><text:span text:style-name="T26">this</text:span>.type = ZaItem.SAMBA_DOMAIN;</text:p>
      <text:p text:style-name="Code_20_2"><text:s text:c="2"/><text:span text:style-name="T26">this</text:span>.attrs = [];</text:p>
      <text:p text:style-name="Code_20_2"><text:s text:c="2"/><text:span text:style-name="T26">this</text:span>._init(app);</text:p>
      <text:p text:style-name="Code_20_2">}</text:p>
      <text:p text:style-name="Code_20_2"/>
      <text:p text:style-name="Code_20_2"/>
      <text:p text:style-name="Code_20_2">ZaSambaDomain.<text:span text:style-name="T23">prototype</text:span> = <text:span text:style-name="T25">new </text:span>ZaItem;</text:p>
      <text:p text:style-name="Code_20_2">ZaSambaDomain.<text:span text:style-name="T23">prototype</text:span>.constructor = ZaSambaDomain;</text:p>
      <text:p text:style-name="Code_20_2"/>
      <text:p text:style-name="Code_20_2">ZaSambaDomain.A_sambaSID = "sambaSID";</text:p>
      <text:p text:style-name="Code_20_2">ZaSambaDomain.A_sambaDomainName = "sambaDomainName";</text:p>
      <text:p text:style-name="Code_20_2">ZaSambaDomain.A_sambaAlgorithmicRidBase = "sambaAlgorithmicRidBase";</text:p>
      <text:p text:style-name="Code_20_2"/>
      <text:p text:style-name="Code_20_2">ZaItem.loadMethods["ZaSambaDomain"] = <text:span text:style-name="T25">new </text:span><text:span text:style-name="T33">Array</text:span>();</text:p>
      <text:p text:style-name="Code_20_2">ZaItem.initMethods["ZaSambaDomain"] = <text:span text:style-name="T25">new </text:span><text:span text:style-name="T33">Array</text:span>();</text:p>
      <text:p text:style-name="Code_20_2">ZaItem.modifyMethods["ZaSambaDomain"] = <text:span text:style-name="T25">new </text:span><text:span text:style-name="T33">Array</text:span>();</text:p>
      <text:p text:style-name="Code_20_2">ZaItem.createMethods["ZaSambaDomain"] = <text:span text:style-name="T25">new </text:span><text:span text:style-name="T33">Array</text:span>()</text:p>
      <text:p text:style-name="Code_20_2"/>
      <text:p text:style-name="Code_20_2">ZaSambaDomain.loadMethod = <text:span text:style-name="T23">function</text:span>(by, val) {</text:p>
      <text:p text:style-name="Code_20_2"><text:s text:c="2"/><text:span text:style-name="T23">if</text:span>(!val)</text:p>
      <text:p text:style-name="Code_20_2"><text:s text:c="4"/><text:span text:style-name="T23">return</text:span>;</text:p>
      <text:p text:style-name="Code_20_2"><text:tab/><text:tab/></text:p>
      <text:p text:style-name="Code_20_2"><text:s text:c="2"/><text:span text:style-name="T27">var</text:span><text:span text:style-name="T5"> </text:span>soapDoc = AjxSoapDoc.create(</text:p>
      <text:p text:style-name="Code_20_2"><text:s text:c="4"/>"GetLDAPEntriesRequest", </text:p>
      <text:p text:style-name="Code_20_2"><text:s text:c="4"/>"urn:zimbraAdmin", </text:p>
      <text:p text:style-name="Code_20_2"><text:s text:c="5"/><text:span text:style-name="T39">null</text:span></text:p>
      <text:p text:style-name="Code_20_2"><text:s text:c="2"/>);<text:tab/></text:p>
      <text:p text:style-name="P16"><text:s text:c="7"/>soapDoc.set("ldapSearchBase", Zambra.ldapSearchBase);</text:p>
      <text:p text:style-name="P16"><text:s text:c="7"/>soapDoc.set(</text:p>
      <text:p text:style-name="P16"><text:s text:c="9"/>"query", </text:p>
      <text:p text:style-name="P16"><text:s text:c="9"/>"(&amp;(objectClass=sambaDomain)(sambaDomainName="+val+"))"</text:p>
      <text:p text:style-name="P16"><text:s text:c="7"/>);<text:tab/></text:p>
      <text:p text:style-name="P16"><text:soft-page-break/><text:s text:c="7"/><text:span text:style-name="T27">var</text:span><text:span text:style-name="T5"> </text:span>getSambaDomains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7">var</text:span><text:span text:style-name="T5"> </text:span>resp = getSambaDomainsCommand.invoke(params).Body.GetLDAPEntriesResponse.LDAPEntry[0];</text:p>
      <text:p text:style-name="Code_20_2"><text:s text:c="2"/><text:span text:style-name="T26">this</text:span>.initFromJS(resp);</text:p>
      <text:p text:style-name="Code_20_2">}</text:p>
      <text:p text:style-name="Code_20_2"/>
      <text:p text:style-name="P16"><text:s text:c="5"/><text:span text:style-name="T23">if</text:span>(ZaItem.loadMethods["ZaSambaDomain"]) {</text:p>
      <text:p text:style-name="P16"><text:s text:c="7"/>ZaItem.loadMethods["ZaSambaDomain"].push(ZaSambaDomain.loadMethod);</text:p>
      <text:p text:style-name="P16"><text:s text:c="5"/>}</text:p>
      <text:p text:style-name="Code_20_2"/>
      <text:p text:style-name="P16"><text:s text:c="5"/>ZaSambaDomain.<text:span text:style-name="T23">prototype</text:span>.initFromJS = <text:span text:style-name="T23">function</text:span>(sambaDomain) {</text:p>
      <text:p text:style-name="P16"><text:s text:c="7"/>ZaItem.<text:span text:style-name="T23">prototype</text:span>.initFromJS.call(<text:span text:style-name="T26">this</text:span>, sambaDomain);</text:p>
      <text:p text:style-name="P16"><text:s text:c="7"/><text:span text:style-name="T23">if</text:span>(<text:span text:style-name="T26">this </text:span>.attrs &amp;&amp; <text:span text:style-name="T26">this</text:span>.attrs[ZaSambaDomain.A_sambaSID])</text:p>
      <text:p text:style-name="P16"><text:s text:c="9"/><text:span text:style-name="T26">this</text:span>.id = <text:span text:style-name="T26">this</text:span>.attrs[ZaSambaDomain.A_sambaSID];</text:p>
      <text:p text:style-name="P16"><text:s text:c="7"/></text:p>
      <text:p text:style-name="P16"><text:s text:c="7"/><text:span text:style-name="T23">if</text:span>(<text:span text:style-name="T26">this </text:span>.attrs &amp;&amp; <text:span text:style-name="T26">this</text:span>.attrs[ZaSambaDomain.A_sambaDomainName])</text:p>
      <text:p text:style-name="P16"><text:s text:c="9"/><text:span text:style-name="T26">this</text:span>.name = <text:span text:style-name="T26">this</text:span>.attrs[ZaSambaDomain.A_sambaDomainName];</text:p>
      <text:p text:style-name="Code_20_2"/>
      <text:p text:style-name="P16"><text:s text:c="5"/>}</text:p>
      <text:p text:style-name="Code_20_2"/>
      <text:p text:style-name="P16"><text:s text:c="5"/>ZaSambaDomain.<text:span text:style-name="T23">prototype</text:span>.remove = <text:span text:style-name="T23">function</text:span>(callback) {</text:p>
      <text:p text:style-name="P16"><text:s text:c="7"/><text:span text:style-name="T27">var</text:span><text:span text:style-name="T5"> </text:span>soapDoc = AjxSoapDoc.create(</text:p>
      <text:p text:style-name="P16"><text:s text:c="9"/>"DeleteLDAPEntryRequest", </text:p>
      <text:p text:style-name="P16"><text:s text:c="9"/>"urn:zimbraAdmin", </text:p>
      <text:p text:style-name="P16"><text:s text:c="10"/><text:span text:style-name="T39">null</text:span></text:p>
      <text:p text:style-name="P16"><text:s text:c="7"/>);</text:p>
      <text:p text:style-name="Code_20_2"/>
      <text:p text:style-name="Code_20_2"><text:s text:c="2"/><text:span text:style-name="T27">var</text:span><text:span text:style-name="T5"> </text:span>dn = [[ZaSambaDomain.A_sambaDomainName,</text:p>
      <text:p text:style-name="Code_20_2"><text:s text:c="4"/>"=",</text:p>
      <text:p text:style-name="Code_20_2"><text:s text:c="4"/><text:span text:style-name="T26">this</text:span>.attrs[ZaSambaDomain.A_sambaDomainName]</text:p>
      <text:p text:style-name="Code_20_2"><text:s text:c="2"/>].join("")];</text:p>
      <text:p text:style-name="Code_20_2"/>
      <text:p text:style-name="P16"><text:s text:c="7"/><text:span text:style-name="T23">if</text:span>(zimbra_posixaccount.ldapSuffix)</text:p>
      <text:p text:style-name="P16"><text:s text:c="9"/>dn.push(Zambra.ldapSuffix);</text:p>
      <text:p text:style-name="Code_20_2"><text:tab/><text:tab/></text:p>
      <text:p text:style-name="P16"><text:s text:c="7"/>soapDoc.set("dn", dn.join(","));<text:tab/></text:p>
      <text:p text:style-name="Code_20_2"/>
      <text:p text:style-name="P16"><text:s text:c="7"/><text:span text:style-name="T26">this</text:span>.delete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3">if</text:span>(callback) {</text:p>
      <text:p text:style-name="P16"><text:s text:c="9"/>params.asyncMode = true;</text:p>
      <text:p text:style-name="P16"><text:s text:c="9"/>params.callback = callback;</text:p>
      <text:p text:style-name="P16"><text:s text:c="7"/>}</text:p>
      <text:p text:style-name="P16"><text:s text:c="7"/><text:span text:style-name="T26">this</text:span>.deleteCommand.invoke(params);<text:tab/><text:tab/></text:p>
      <text:p text:style-name="Code_20_2">}</text:p>
      <text:p text:style-name="Code_20_2"/>
      <text:p text:style-name="Code_20_2">ZaSambaDomain.getAll = <text:span text:style-name="T23">function</text:span>(app) {</text:p>
      <text:p text:style-name="P16"><text:s text:c="7"/><text:span text:style-name="T27">var</text:span><text:span text:style-name="T5"> </text:span>soapDoc = AjxSoapDoc.create(</text:p>
      <text:p text:style-name="P16"><text:s text:c="9"/>"GetLDAPEntriesRequest", </text:p>
      <text:p text:style-name="P16"><text:s text:c="9"/>"urn:zimbraAdmin", </text:p>
      <text:p text:style-name="P16"><text:s text:c="10"/><text:span text:style-name="T39">null</text:span></text:p>
      <text:p text:style-name="P16"><text:s text:c="7"/>);<text:tab/></text:p>
      <text:p text:style-name="P16"><text:s text:c="7"/>soapDoc.set("ldapSearchBase", Zambra.ldapSuffix);</text:p>
      <text:p text:style-name="P16"><text:s text:c="7"/>soapDoc.set("query", "objectClass=sambaDomain");<text:tab/></text:p>
      <text:p text:style-name="P16"><text:soft-page-break/><text:s text:c="7"/><text:span text:style-name="T27">var</text:span><text:span text:style-name="T5"> </text:span>getSambaDomains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text:span text:style-name="T27">var</text:span><text:span text:style-name="T5"> </text:span>resp = </text:p>
      <text:p text:style-name="P16"><text:s text:c="9"/>getSambaDomainsCommand.invoke(params).Body.GetLDAPEntriesResponse;</text:p>
      <text:p text:style-name="P16"><text:s text:c="7"/><text:span text:style-name="T27">var</text:span><text:span text:style-name="T5"> </text:span>list = <text:span text:style-name="T25">new </text:span>ZaItemList(ZaSambaDomain, app);</text:p>
      <text:p text:style-name="P16"><text:s text:c="7"/>list.loadFromJS(resp);<text:tab/><text:tab/></text:p>
      <text:p text:style-name="P16"><text:s text:c="7"/><text:span text:style-name="T23">return</text:span> list;</text:p>
      <text:p text:style-name="Code_20_2">}</text:p>
      <text:p text:style-name="Code_20_2"/>
      <text:p text:style-name="Code_20_2">ZaSambaDomain.myXModel = {</text:p>
      <text:p text:style-name="P16"><text:s text:c="7"/>items: [</text:p>
      <text:p text:style-name="P16"><text:s text:c="9"/>{id:ZaSambaDomain.A_sambaSID, </text:p>
      <text:p text:style-name="P16"><text:s text:c="11"/>type:_STRING_, </text:p>
      <text:p text:style-name="P16"><text:s text:c="11"/>ref:"attrs/" + ZaSambaDomain.A_sambaSID</text:p>
      <text:p text:style-name="P16"><text:s text:c="9"/>},</text:p>
      <text:p text:style-name="P16"><text:s text:c="9"/>{id:ZaSambaDomain.A_sambaDomainName, </text:p>
      <text:p text:style-name="P16"><text:s text:c="11"/>type:_STRING_, </text:p>
      <text:p text:style-name="P16"><text:s text:c="11"/>ref:"attrs/" + ZaSambaDomain.A_sambaDomainName</text:p>
      <text:p text:style-name="P16"><text:s text:c="9"/>},</text:p>
      <text:p text:style-name="P16"><text:s text:c="9"/>{id:ZaSambaDomain.A_sambaAlgorithmicRidBase, </text:p>
      <text:p text:style-name="P16"><text:s text:c="11"/>type:_NUMBER_, </text:p>
      <text:p text:style-name="P16"><text:s text:c="11"/>ref:"attrs/" + ZaSambaDomain.A_sambaAlgorithmicRidBase</text:p>
      <text:p text:style-name="P16"><text:s text:c="9"/>}</text:p>
      <text:p text:style-name="Code_20_2"><text:s text:c="2"/>]</text:p>
      <text:p text:style-name="Code_20_2">};</text:p>
      <text:p text:style-name="Code_20_2"/>
      <text:p text:style-name="Code_20_2">ZaSambaDomain.createMethod = <text:span text:style-name="T23">function</text:span>(tmpObj, group, app) {</text:p>
      <text:p text:style-name="Code_20_2"><text:s text:c="2"/>//test</text:p>
      <text:p text:style-name="P16"><text:s text:c="7"/><text:span text:style-name="T27">var</text:span><text:span text:style-name="T5"> </text:span>soapDoc = AjxSoapDoc.create(</text:p>
      <text:p text:style-name="P16"><text:s text:c="9"/>"CreateLDAPEntryRequest", </text:p>
      <text:p text:style-name="P16"><text:s text:c="9"/>"urn:zimbraAdmin", </text:p>
      <text:p text:style-name="P16"><text:s text:c="10"/><text:span text:style-name="T39">null</text:span></text:p>
      <text:p text:style-name="P16"><text:s text:c="7"/>);</text:p>
      <text:p text:style-name="Code_20_2"/>
      <text:p text:style-name="P16"><text:s text:c="7"/><text:span text:style-name="T27">var</text:span><text:span text:style-name="T5"> </text:span>sambaDomainName = tmpObj.attrs[ZaSambaDomain.A_sambaDomainName];</text:p>
      <text:p text:style-name="Code_20_2"><text:tab/></text:p>
      <text:p text:style-name="P16"><text:s text:c="7"/><text:span text:style-name="T27">var</text:span><text:span text:style-name="T5"> </text:span>dn = [[ZaSambaDomain.A_sambaDomainName,</text:p>
      <text:p text:style-name="P16"><text:s text:c="9"/>"=",</text:p>
      <text:p text:style-name="P16"><text:s text:c="9"/>tmpObj.attrs[ZaSambaDomain.A_sambaDomainName]</text:p>
      <text:p text:style-name="P16"><text:s text:c="7"/>].join("")];</text:p>
      <text:p text:style-name="Code_20_2"/>
      <text:p text:style-name="P16"><text:s text:c="7"/><text:span text:style-name="T23">if</text:span>(Zambra.ldapSuffix)</text:p>
      <text:p text:style-name="P16"><text:s text:c="9"/>dn.push(Zambra.ldapSuffix);</text:p>
      <text:p text:style-name="P16"><text:tab/><text:tab/></text:p>
      <text:p text:style-name="P16"><text:s text:c="7"/>soapDoc.set("dn", dn.join(","));</text:p>
      <text:p text:style-name="P16"><text:s text:c="7"/>tmpObj.attrs["objectClass"] = "sambaDomain";</text:p>
      <text:p text:style-name="P16"><text:s text:c="7"/><text:span text:style-name="T23">for</text:span> (<text:span text:style-name="T27">var</text:span><text:span text:style-name="T5"> </text:span>aname in tmpObj.attrs) {</text:p>
      <text:p text:style-name="P16"><text:s text:c="9"/><text:span text:style-name="T23">if</text:span>(tmpObj.attrs[aname] instanceof <text:span text:style-name="T32">Array</text:span>) {</text:p>
      <text:p text:style-name="P16"><text:s text:c="11"/><text:span text:style-name="T27">var</text:span><text:span text:style-name="T5"> </text:span>cnt = tmpObj.attrs[aname].length;</text:p>
      <text:p text:style-name="P16"><text:s text:c="11"/><text:span text:style-name="T23">if</text:span>(cnt) {</text:p>
      <text:p text:style-name="P16"><text:s text:c="13"/><text:span text:style-name="T23">for</text:span>(<text:span text:style-name="T27">var</text:span><text:span text:style-name="T5"> </text:span>ix=0; ix &lt;cnt; ix++) {</text:p>
      <text:p text:style-name="P16"><text:s text:c="15"/><text:span text:style-name="T23">if</text:span>(typeof(tmpObj.attrs[aname][ix])=="object") {</text:p>
      <text:p text:style-name="P16"><text:s text:c="17"/><text:span text:style-name="T27">var</text:span><text:span text:style-name="T5"> </text:span>attr = </text:p>
      <text:p text:style-name="P16"><text:s text:c="19"/>soapDoc.set("a", tmpObj.attrs[aname][ix].toString());</text:p>
      <text:p text:style-name="P16"><text:s text:c="19"/>attr.setAttribute("n", aname);</text:p>
      <text:p text:style-name="P16"><text:s text:c="15"/>} <text:span text:style-name="T23">else</text:span> {</text:p>
      <text:p text:style-name="P16"><text:soft-page-break/><text:s text:c="17"/><text:span text:style-name="T27">var</text:span><text:span text:style-name="T5"> </text:span>attr = soapDoc.set("a", tmpObj.attrs[aname][ix]);</text:p>
      <text:p text:style-name="P16"><text:s text:c="17"/>attr.setAttribute("n", aname);<text:tab/><text:tab/><text:tab/></text:p>
      <text:p text:style-name="P16"><text:s text:c="15"/>}</text:p>
      <text:p text:style-name="P16"><text:s text:c="13"/>}</text:p>
      <text:p text:style-name="P16"><text:s text:c="11"/>} </text:p>
      <text:p text:style-name="P16"><text:s text:c="9"/>} <text:span text:style-name="T23">else</text:span> {<text:tab/></text:p>
      <text:p text:style-name="P16"><text:s text:c="11"/><text:span text:style-name="T23">if</text:span>(tmpObj.attrs[aname] != <text:span text:style-name="T39">null</text:span>) {</text:p>
      <text:p text:style-name="P16"><text:s text:c="13"/><text:span text:style-name="T23">if</text:span>(typeof(tmpObj.attrs[aname]) == "object") {<text:tab/><text:tab/></text:p>
      <text:p text:style-name="P16"><text:s text:c="15"/><text:span text:style-name="T27">var</text:span><text:span text:style-name="T5"> </text:span>attr = </text:p>
      <text:p text:style-name="P16"><text:s text:c="17"/>soapDoc.set("a", tmpObj.attrs[aname].toString());</text:p>
      <text:p text:style-name="P16"><text:s text:c="13"/></text:p>
      <text:p text:style-name="P16"><text:s text:c="15"/>attr.setAttribute("n", aname);</text:p>
      <text:p text:style-name="P16"><text:s text:c="13"/>} <text:span text:style-name="T23">else</text:span> {</text:p>
      <text:p text:style-name="P16"><text:s text:c="15"/><text:span text:style-name="T27">var</text:span><text:span text:style-name="T5"> </text:span>attr = soapDoc.set("a", tmpObj.attrs[aname]);</text:p>
      <text:p text:style-name="Code_20_2"><text:tab/>attr.setAttribute("n", aname);<text:tab/><text:tab/><text:tab/><text:tab/></text:p>
      <text:p text:style-name="P16"><text:s text:c="13"/>}</text:p>
      <text:p text:style-name="P16"><text:s text:c="11"/>}</text:p>
      <text:p text:style-name="P16"><text:s text:c="9"/>}</text:p>
      <text:p text:style-name="P16"><text:s text:c="7"/>}</text:p>
      <text:p text:style-name="P16"><text:s text:c="7"/></text:p>
      <text:p text:style-name="P16"><text:s text:c="7"/><text:span text:style-name="T27">var</text:span><text:span text:style-name="T5"> </text:span>testCommand = <text:span text:style-name="T25">new </text:span>ZmCsfeCommand();</text:p>
      <text:p text:style-name="P16"><text:s text:c="7"/><text:span text:style-name="T27">var</text:span><text:span text:style-name="T5"> </text:span>params = <text:span text:style-name="T25">new </text:span><text:span text:style-name="T33">Object</text:span>();</text:p>
      <text:p text:style-name="Code_20_2"/>
      <text:p text:style-name="P16"><text:s text:c="7"/>params.soapDoc = soapDoc;<text:tab/></text:p>
      <text:p text:style-name="P16"><text:s text:c="7"/>resp = testCommand.invoke(params).Body.CreateLDAPEntryResponse;</text:p>
      <text:p text:style-name="P16"><text:s text:c="7"/>group.initFromJS(resp.LDAPEntry[0]);</text:p>
      <text:p text:style-name="P16"><text:s text:c="5"/>}</text:p>
      <text:p text:style-name="Code_20_2"/>
      <text:p text:style-name="P16"><text:s text:c="5"/><text:span text:style-name="T23">if</text:span>(ZaItem.createMethods["ZaSambaDomain"]) {</text:p>
      <text:p text:style-name="P16"><text:s text:c="7"/>ZaItem.createMethods["ZaSambaDomain"].push(ZaSambaDomain.createMethod);</text:p>
      <text:p text:style-name="P16"><text:s text:c="5"/>}</text:p>
      <text:p text:style-name="Code_20_2"/>
      <text:p text:style-name="Code_20_2"/>
      <text:p text:style-name="Code_20_2">/**</text:p>
      <text:p text:style-name="Code_20_2">* @method modify</text:p>
      <text:p text:style-name="Code_20_2">* Updates ZaSambaDomain attributes (SOAP)</text:p>
      <text:p text:style-name="Code_20_2">* @param mods set of modified attributes and their <text:span text:style-name="T25">new </text:span>values</text:p>
      <text:p text:style-name="Code_20_2">*/</text:p>
      <text:p text:style-name="Code_20_2">ZaSambaDomain.modifyMethod =</text:p>
      <text:p text:style-name="Code_20_2"><text:span text:style-name="T23">function</text:span>(mods) {</text:p>
      <text:p text:style-name="P16"><text:s text:c="7"/><text:span text:style-name="T27">var</text:span><text:span text:style-name="T5"> </text:span>sambaDomainName = <text:span text:style-name="T26">this</text:span>.attrs[ZaSambaDomain.A_sambaDomainName];</text:p>
      <text:p text:style-name="P16"><text:s text:c="7"/><text:span text:style-name="T23">if</text:span>(mods[ZaSambaDomain.A_sambaDomainName]) {</text:p>
      <text:p text:style-name="P16"><text:s text:c="9"/>sambaDomainName = mods[ZaSambaDomain.A_sambaDomainName];</text:p>
      <text:p text:style-name="P16"><text:s text:c="9"/><text:span text:style-name="T27">var</text:span><text:span text:style-name="T5"> </text:span>soapDoc = AjxSoapDoc.create("RenameLDAPEntryRequest",</text:p>
      <text:p text:style-name="P16"><text:s text:c="11"/>"urn:zimbraAdmin", </text:p>
      <text:p text:style-name="P16"><text:s text:c="12"/><text:span text:style-name="T39">null</text:span></text:p>
      <text:p text:style-name="P16"><text:s text:c="9"/>);<text:tab/><text:tab/><text:tab/></text:p>
      <text:p text:style-name="P16"><text:s text:c="9"/><text:span text:style-name="T27">var</text:span><text:span text:style-name="T5"> </text:span>dn = [[ZaSambaDomain.A_sambaDomainName,</text:p>
      <text:p text:style-name="P16"><text:s text:c="11"/>"=",</text:p>
      <text:p text:style-name="P16"><text:s text:c="11"/><text:span text:style-name="T26">this</text:span>.attrs[ZaSambaDomain.A_sambaDomainName]</text:p>
      <text:p text:style-name="P16"><text:s text:c="9"/>].join("")];<text:tab/><text:tab/></text:p>
      <text:p text:style-name="Code_20_2"/>
      <text:p text:style-name="P16"><text:s text:c="9"/><text:span text:style-name="T27">var</text:span><text:span text:style-name="T5"> </text:span>new_dn = [[ZaSambaDomain.A_sambaDomainName,</text:p>
      <text:p text:style-name="P16"><text:s text:c="11"/>"=",</text:p>
      <text:p text:style-name="P16"><text:s text:c="11"/>mods[ZaSambaDomain.A_sambaDomainName]</text:p>
      <text:p text:style-name="P16"><text:s text:c="9"/>].join("")];<text:tab/><text:tab/><text:tab/><text:tab/></text:p>
      <text:p text:style-name="Code_20_2"><text:tab/><text:tab/></text:p>
      <text:p text:style-name="P16"><text:soft-page-break/><text:s text:c="9"/><text:span text:style-name="T23">if</text:span>(Zambra.ldapSuffix) {</text:p>
      <text:p text:style-name="P16"><text:s text:c="11"/>dn.push(Zambra.ldapSuffix);</text:p>
      <text:p text:style-name="P16"><text:s text:c="11"/>new_dn.push(Zambra.ldapSuffix);<text:tab/><text:tab/></text:p>
      <text:p text:style-name="P16"><text:s text:c="9"/>}</text:p>
      <text:p text:style-name="Code_20_2"/>
      <text:p text:style-name="P16"><text:s text:c="9"/>soapDoc.set("dn", dn.join(","));</text:p>
      <text:p text:style-name="P16"><text:s text:c="9"/>soapDoc.set("new_dn", new_dn.join(","));</text:p>
      <text:p text:style-name="P16"><text:s text:c="9"/><text:span text:style-name="T27">var</text:span><text:span text:style-name="T5"> </text:span>renameLDAPEntryCommand = <text:span text:style-name="T25">new </text:span>ZmCsfeCommand();</text:p>
      <text:p text:style-name="P16"><text:s text:c="9"/><text:span text:style-name="T27">var</text:span><text:span text:style-name="T5"> </text:span>params = <text:span text:style-name="T25">new </text:span><text:span text:style-name="T33">Object</text:span>();</text:p>
      <text:p text:style-name="P16"><text:s text:c="9"/>params.soapDoc = soapDoc;<text:tab/></text:p>
      <text:p text:style-name="P16"><text:s text:c="9"/>resp = </text:p>
      <text:p text:style-name="P16"><text:s text:c="11"/>renameLDAPEntryCommand.invoke(params).Body.RenameLDAPEntryResponse;</text:p>
      <text:p text:style-name="P16"><text:s text:c="7"/></text:p>
      <text:p text:style-name="P16"><text:s text:c="9"/><text:span text:style-name="T26">this</text:span>.initFromJS(resp.LDAPEntry[0]);</text:p>
      <text:p text:style-name="P16"><text:s text:c="9"/><text:span text:style-name="T26">this</text:span>._toolTip = <text:span text:style-name="T39">null</text:span> ;</text:p>
      <text:p text:style-name="P16"><text:s text:c="7"/>}</text:p>
      <text:p text:style-name="Code_20_2"/>
      <text:p text:style-name="P16"><text:s text:c="7"/><text:span text:style-name="T27">var</text:span><text:span text:style-name="T5"> </text:span>needToModify = false;</text:p>
      <text:p text:style-name="P16"><text:s text:c="7"/><text:span text:style-name="T23">for</text:span>(<text:span text:style-name="T27">var</text:span><text:span text:style-name="T5"> </text:span>a in mods) {</text:p>
      <text:p text:style-name="P16"><text:s text:c="9"/><text:span text:style-name="T23">if</text:span>(a == ZaSambaDomain.A_sambaDomainName) {</text:p>
      <text:p text:style-name="P16"><text:s text:c="11"/>continue;</text:p>
      <text:p text:style-name="P16"><text:s text:c="9"/>} <text:span text:style-name="T23">else</text:span> {</text:p>
      <text:p text:style-name="P16"><text:s text:c="11"/>needToModify = true;</text:p>
      <text:p text:style-name="P16"><text:s text:c="11"/><text:span text:style-name="T26">this</text:span>._toolTip = <text:span text:style-name="T39">null</text:span> ;</text:p>
      <text:p text:style-name="P16"><text:s text:c="11"/>break;</text:p>
      <text:p text:style-name="P16"><text:s text:c="9"/>}</text:p>
      <text:p text:style-name="P16"><text:s text:c="7"/>}</text:p>
      <text:p text:style-name="P16"><text:s text:c="7"/></text:p>
      <text:p text:style-name="P16"><text:s text:c="7"/><text:span text:style-name="T23">if</text:span>(!needToModify)</text:p>
      <text:p text:style-name="P16"><text:s text:c="9"/><text:span text:style-name="T23">return</text:span>;</text:p>
      <text:p text:style-name="Code_20_2"><text:tab/><text:tab/></text:p>
      <text:p text:style-name="P16"><text:s text:c="7"/>//update the object</text:p>
      <text:p text:style-name="P16"><text:s text:c="7"/><text:span text:style-name="T27">var</text:span><text:span text:style-name="T5"> </text:span>soapDoc = AjxSoapDoc.create(</text:p>
      <text:p text:style-name="P16"><text:s text:c="9"/>"ModifyLDAPEntryRequest", </text:p>
      <text:p text:style-name="P16"><text:s text:c="9"/>"urn:zimbraAdmin", </text:p>
      <text:p text:style-name="P16"><text:s text:c="10"/><text:span text:style-name="T39">null</text:span></text:p>
      <text:p text:style-name="P16"><text:s text:c="7"/>);</text:p>
      <text:p text:style-name="P16"><text:s text:c="7"/><text:span text:style-name="T27">var</text:span><text:span text:style-name="T5"> </text:span>dn = [[ZaSambaDomain.A_sambaDomainName,</text:p>
      <text:p text:style-name="Code_20_2"><text:s text:c="4"/>"=",</text:p>
      <text:p text:style-name="P16"><text:s text:c="9"/><text:span text:style-name="T26">this</text:span>.attrs[ZaSambaDomain.A_sambaDomainName]</text:p>
      <text:p text:style-name="P16"><text:s text:c="7"/>].join("")];</text:p>
      <text:p text:style-name="Code_20_2"/>
      <text:p text:style-name="P16"><text:s text:c="7"/><text:span text:style-name="T23">if</text:span>(Zambra.ldapSuffix)</text:p>
      <text:p text:style-name="P16"><text:s text:c="9"/>dn.push(Zambra.ldapSuffix)</text:p>
      <text:p text:style-name="Code_20_2"><text:tab/><text:tab/></text:p>
      <text:p text:style-name="P16"><text:s text:c="7"/>soapDoc.set("dn", dn.join(","));</text:p>
      <text:p text:style-name="Code_20_2"><text:tab/><text:tab/></text:p>
      <text:p text:style-name="P16"><text:s text:c="7"/><text:span text:style-name="T23">for</text:span> (<text:span text:style-name="T27">var</text:span><text:span text:style-name="T5"> </text:span>aname in mods) {</text:p>
      <text:p text:style-name="P16"><text:s text:c="9"/>//multy value attribute</text:p>
      <text:p text:style-name="P16"><text:s text:c="9"/><text:span text:style-name="T23">if</text:span>(mods[aname] instanceof <text:span text:style-name="T32">Array</text:span>) {</text:p>
      <text:p text:style-name="P16"><text:s text:c="11"/><text:span text:style-name="T27">var</text:span><text:span text:style-name="T5"> </text:span>cnt = mods[aname].length;</text:p>
      <text:p text:style-name="P16"><text:s text:c="11"/><text:span text:style-name="T23">if</text:span>(cnt) {</text:p>
      <text:p text:style-name="P16"><text:s text:c="13"/><text:span text:style-name="T23">for</text:span>(<text:span text:style-name="T27">var</text:span><text:span text:style-name="T5"> </text:span>ix=0; ix &lt;cnt; ix++) {</text:p>
      <text:p text:style-name="P16"><text:s text:c="15"/><text:span text:style-name="T27">var</text:span><text:span text:style-name="T5"> </text:span>attr = <text:span text:style-name="T39">null</text:span>;</text:p>
      <text:p text:style-name="P16"><text:s text:c="15"/><text:span text:style-name="T23">if</text:span>(mods[aname][ix] instanceof String)</text:p>
      <text:p text:style-name="Code_20_2"><text:tab/> <text:s/><text:span text:style-name="T27">var</text:span><text:span text:style-name="T5"> </text:span>attr = soapDoc.set("a", mods[aname][ix].toString());</text:p>
      <text:p text:style-name="P16"><text:s text:c="15"/><text:span text:style-name="T23">else</text:span> <text:span text:style-name="T23">if</text:span>(mods[aname][ix] instanceof <text:span text:style-name="T31">Object</text:span>)</text:p>
      <text:p text:style-name="P16"><text:soft-page-break/><text:s text:c="17"/><text:span text:style-name="T27">var</text:span><text:span text:style-name="T5"> </text:span>attr = soapDoc.set("a", mods[aname][ix].toString());</text:p>
      <text:p text:style-name="P16"><text:s text:c="15"/><text:span text:style-name="T23">else</text:span> <text:span text:style-name="T23">if</text:span>(mods[aname][ix])</text:p>
      <text:p text:style-name="P16"><text:s text:c="17"/><text:span text:style-name="T27">var</text:span><text:span text:style-name="T5"> </text:span>attr = soapDoc.set("a", mods[aname][ix]);</text:p>
      <text:p text:style-name="Code_20_2"><text:tab/></text:p>
      <text:p text:style-name="P16"><text:s text:c="15"/><text:span text:style-name="T23">if</text:span>(attr)</text:p>
      <text:p text:style-name="P16"><text:s text:c="17"/>attr.setAttribute("n", aname);</text:p>
      <text:p text:style-name="P16"><text:s text:c="13"/>}</text:p>
      <text:p text:style-name="P16"><text:s text:c="11"/>} <text:span text:style-name="T23">else</text:span> {</text:p>
      <text:p text:style-name="P16"><text:s text:c="13"/><text:span text:style-name="T27">var</text:span><text:span text:style-name="T5"> </text:span>attr = soapDoc.set("a", "");</text:p>
      <text:p text:style-name="P16"><text:s text:c="13"/>attr.setAttribute("n", aname);</text:p>
      <text:p text:style-name="P16"><text:s text:c="11"/>}</text:p>
      <text:p text:style-name="P16"><text:s text:c="9"/>} <text:span text:style-name="T23">else</text:span> {</text:p>
      <text:p text:style-name="P16"><text:s text:c="11"/><text:span text:style-name="T27">var</text:span><text:span text:style-name="T5"> </text:span>attr = soapDoc.set("a", mods[aname]);</text:p>
      <text:p text:style-name="P16"><text:s text:c="11"/>attr.setAttribute("n", aname);</text:p>
      <text:p text:style-name="P16"><text:s text:c="9"/>}</text:p>
      <text:p text:style-name="P16"><text:s text:c="7"/>}</text:p>
      <text:p text:style-name="Code_20_2"><text:tab/></text:p>
      <text:p text:style-name="P16"><text:s text:c="7"/><text:span text:style-name="T27">var</text:span><text:span text:style-name="T5"> </text:span>modifyLDAPEntryCommand = <text:span text:style-name="T25">new </text:span>ZmCsfeCommand();</text:p>
      <text:p text:style-name="P16"><text:s text:c="7"/><text:span text:style-name="T27">var</text:span><text:span text:style-name="T5"> </text:span>params = <text:span text:style-name="T25">new </text:span><text:span text:style-name="T33">Object</text:span>();</text:p>
      <text:p text:style-name="P16"><text:s text:c="7"/>params.soapDoc = soapDoc;<text:tab/></text:p>
      <text:p text:style-name="P16"><text:s text:c="7"/>resp = </text:p>
      <text:p text:style-name="P16"><text:s text:c="9"/>modifyLDAPEntryCommand.invoke(params).Body.ModifyLDAPEntryResponse;</text:p>
      <text:p text:style-name="P16"/>
      <text:p text:style-name="P16"><text:s text:c="7"/><text:span text:style-name="T26">this</text:span>.initFromJS(resp.LDAPEntry[0]);</text:p>
      <text:p text:style-name="P16"><text:s text:c="9"/><text:span text:style-name="T23">return</text:span>;</text:p>
      <text:p text:style-name="P16"><text:s text:c="5"/>}</text:p>
      <text:p text:style-name="Code_20_2"/>
      <text:p text:style-name="P16"><text:s text:c="5"/>ZaItem.modifyMethods["ZaSambaDomain"].push(ZaSambaDomain.modifyMethod);</text:p>
      <text:p text:style-name="Code_20_2"/>
      <text:p text:style-name="Code_20_2"/>
      <text:p text:style-name="P16"><text:s text:c="5"/>ZaApp.<text:span text:style-name="T23">prototype</text:span>.getSambaDomainSIDListChoices = <text:span text:style-name="T23">function</text:span>(refresh) {</text:p>
      <text:p text:style-name="P16"><text:s text:c="7"/><text:span text:style-name="T23">if</text:span> (refresh || <text:span text:style-name="T26">this</text:span>._sambaDomainList == <text:span text:style-name="T39">null</text:span>) {</text:p>
      <text:p text:style-name="P16"><text:s text:c="9"/><text:span text:style-name="T26">this</text:span>._sambaDomainList = ZaSambaDomain.getAll(<text:span text:style-name="T26">this</text:span>);</text:p>
      <text:p text:style-name="P16"><text:s text:c="7"/>}</text:p>
      <text:p text:style-name="P16"><text:s text:c="7"/><text:span text:style-name="T23">if</text:span>(refresh || <text:span text:style-name="T26">this</text:span>._sambaDomainSIDChoices == <text:span text:style-name="T39">null</text:span>) {</text:p>
      <text:p text:style-name="P16"><text:s text:c="9"/><text:span text:style-name="T27">var</text:span><text:span text:style-name="T5"> </text:span>arr = <text:span text:style-name="T26">this</text:span>._sambaDomainList.getArray();</text:p>
      <text:p text:style-name="P16"><text:s text:c="9"/><text:span text:style-name="T27">var</text:span><text:span text:style-name="T5"> </text:span>sambaDomainArr = [];</text:p>
      <text:p text:style-name="P16"><text:s text:c="9"/><text:span text:style-name="T23">for</text:span> (<text:span text:style-name="T27">var</text:span><text:span text:style-name="T5"> </text:span>i = 0 ; i &lt; arr.length; ++i) {</text:p>
      <text:p text:style-name="P16"><text:s text:c="11"/><text:span text:style-name="T27">var</text:span><text:span text:style-name="T5"> </text:span>obj = <text:span text:style-name="T25">new </text:span><text:span text:style-name="T33">Object</text:span>();</text:p>
      <text:p text:style-name="P16"><text:s text:c="11"/>obj.name = arr[i].name;</text:p>
      <text:p text:style-name="P16"><text:s text:c="11"/>obj.id = arr[i].id;</text:p>
      <text:p text:style-name="P16"><text:s text:c="11"/>sambaDomainArr.push(obj);</text:p>
      <text:p text:style-name="P16"><text:s text:c="9"/>}</text:p>
      <text:p text:style-name="P16"><text:s text:c="9"/><text:span text:style-name="T23">if</text:span>(<text:span text:style-name="T26">this</text:span>._sambaDomainSIDChoices == <text:span text:style-name="T39">null</text:span>) {</text:p>
      <text:p text:style-name="P16"><text:s text:c="11"/><text:span text:style-name="T26">this</text:span>._sambaDomainSIDChoices = <text:span text:style-name="T25">new </text:span>XformChoices(</text:p>
      <text:p text:style-name="P16"><text:s text:c="13"/>sambaDomainArr, </text:p>
      <text:p text:style-name="P16"><text:s text:c="13"/>XFormChoices.OBJECT_LIST, </text:p>
      <text:p text:style-name="P16"><text:s text:c="13"/>"id", </text:p>
      <text:p text:style-name="P16"><text:s text:c="13"/>"name"</text:p>
      <text:p text:style-name="P16"><text:s text:c="11"/>);</text:p>
      <text:p text:style-name="P16"><text:s text:c="9"/>} <text:span text:style-name="T23">else</text:span> {<text:tab/></text:p>
      <text:p text:style-name="P16"><text:s text:c="11"/><text:span text:style-name="T26">this</text:span>._sambaDomainSIDChoices.setChoices(sambaDomainArr);</text:p>
      <text:p text:style-name="P16"><text:s text:c="11"/><text:span text:style-name="T26">this</text:span>._sambaDomainSIDChoices.dirtyChoices();</text:p>
      <text:p text:style-name="P16"><text:s text:c="9"/>}</text:p>
      <text:p text:style-name="P16"><text:s text:c="7"/>}</text:p>
      <text:p text:style-name="P16"><text:s text:c="7"/><text:span text:style-name="T23">return</text:span> <text:span text:style-name="T26">this</text:span>._sambaDomainSIDChoices;<text:tab/></text:p>
      <text:p text:style-name="Code_20_2">}</text:p>
      <text:p text:style-name="Code_20_2"><text:soft-page-break/></text:p>
      <text:p text:style-name="Code_20_2"/>
      <text:p text:style-name="P16"><text:s text:c="5"/>ZaApp.<text:span text:style-name="T23">prototype</text:span>.getSambaDomainNameListChoices = <text:s/><text:span text:style-name="T23">function</text:span>(refresh) {</text:p>
      <text:p text:style-name="P16"><text:s text:c="7"/><text:span text:style-name="T23">if</text:span> (refresh || <text:span text:style-name="T26">this</text:span>._sambaDomainList == <text:span text:style-name="T39">null</text:span>) {</text:p>
      <text:p text:style-name="P16"><text:s text:c="9"/><text:span text:style-name="T26">this</text:span>._sambaDomainList = ZaSambaDomain.getAll(<text:span text:style-name="T26">this</text:span>);</text:p>
      <text:p text:style-name="P16"><text:s text:c="7"/>}</text:p>
      <text:p text:style-name="Code_20_2"/>
      <text:p text:style-name="P16"><text:s text:c="7"/><text:span text:style-name="T23">if</text:span>(refresh || <text:span text:style-name="T26">this</text:span>._sambaDomainNameChoices == <text:span text:style-name="T39">null</text:span>) {</text:p>
      <text:p text:style-name="P16"><text:s text:c="9"/><text:span text:style-name="T27">var</text:span><text:span text:style-name="T5"> </text:span>arr = <text:span text:style-name="T26">this</text:span>._sambaDomainList.getArray();</text:p>
      <text:p text:style-name="P16"><text:s text:c="9"/><text:span text:style-name="T27">var</text:span><text:span text:style-name="T5"> </text:span>sambaDomainArr = [];</text:p>
      <text:p text:style-name="P16"><text:s text:c="9"/><text:span text:style-name="T23">for</text:span> (<text:span text:style-name="T27">var</text:span><text:span text:style-name="T5"> </text:span>i = 0 ; i &lt; arr.length; ++i) {</text:p>
      <text:p text:style-name="P16"><text:s text:c="11"/><text:span text:style-name="T27">var</text:span><text:span text:style-name="T5"> </text:span>obj = <text:span text:style-name="T25">new </text:span><text:span text:style-name="T33">Object</text:span>();</text:p>
      <text:p text:style-name="P16"><text:s text:c="11"/>obj.name = arr[i].name;</text:p>
      <text:p text:style-name="P16"><text:s text:c="11"/>obj.id = arr[i].id;</text:p>
      <text:p text:style-name="P16"><text:s text:c="11"/>sambaDomainArr.push(obj);</text:p>
      <text:p text:style-name="P16"><text:s text:c="9"/>}</text:p>
      <text:p text:style-name="P16"><text:s text:c="9"/><text:span text:style-name="T23">if</text:span>(<text:span text:style-name="T26">this</text:span>._sambaDomainNameChoices == <text:span text:style-name="T39">null</text:span>) {</text:p>
      <text:p text:style-name="P16"><text:s text:c="11"/><text:span text:style-name="T26">this</text:span>._sambaDomainNameChoices = <text:span text:style-name="T25">new </text:span>XformChoices(</text:p>
      <text:p text:style-name="P16"><text:s text:c="13"/>sambaDomainArr, </text:p>
      <text:p text:style-name="P16"><text:s text:c="13"/>XFormChoices.OBJECT_LIST, </text:p>
      <text:p text:style-name="P16"><text:s text:c="13"/>"name", </text:p>
      <text:p text:style-name="P16"><text:s text:c="13"/>"name"</text:p>
      <text:p text:style-name="P16"><text:s text:c="11"/>);</text:p>
      <text:p text:style-name="P16"><text:s text:c="9"/>} <text:span text:style-name="T23">else</text:span> {<text:tab/></text:p>
      <text:p text:style-name="P16"><text:s text:c="11"/><text:span text:style-name="T26">this</text:span>._sambaDomainNameChoices.setChoices(sambaDomainArr);</text:p>
      <text:p text:style-name="P16"><text:s text:c="11"/><text:span text:style-name="T26">this</text:span>._sambaDomainNameChoices.dirtyChoices();</text:p>
      <text:p text:style-name="P16"><text:s text:c="9"/>}</text:p>
      <text:p text:style-name="P16"><text:s text:c="7"/>}</text:p>
      <text:p text:style-name="P16"><text:s text:c="7"/><text:span text:style-name="T23">return</text:span> <text:span text:style-name="T26">this</text:span>._sambaDomainNameChoices;<text:tab/></text:p>
      <text:p text:style-name="P16"><text:s text:c="5"/>}</text:p>
      <text:p text:style-name="Text_20_body"/>
      <text:list text:style-name="Outline" text:continue-numbering="true">
        <text:list-item>
          <text:list text:continue-numbering="true">
            <text:list-item>
              <text:list text:continue-numbering="true">
                <text:list-item>
                  <text:h text:style-name="Heading_20_3" text:outline-level="3">Adding properties to an existing model class</text:h>
                </text:list-item>
              </text:list>
            </text:list-item>
          </text:list>
        </text:list-item>
      </text:list>
      <text:p text:style-name="Text_20_body">Lets assume that you extended your LDAP schema and added two new attributes to zimbraDomain object (zimbraDomainPrefMailSignatureEnabled and zimbraDomainPrefMailSignature), and you wrote some server code that uses these new attributes. It would also be nice if you could set/change values for these new attributes through the Zimbra Administration Console. The following example exaplains how to add this functionality.</text:p>
      <text:p text:style-name="Text_20_body">First, lets declare constants for the new attributes.</text:p>
      <text:p text:style-name="Code_20_2">// LDAP Attributes definition</text:p>
      <text:p text:style-name="Code_20_2">ZaDomain.A_zimbraDomainPrefMailSignatureEnabled = "zimbraDomainPrefMailSignatureEnabled";</text:p>
      <text:p text:style-name="Code_20_2">ZaDomain.A_zimbraDomainPrefMailSignature = "zimbraDomainPrefMailSignature";</text:p>
      <text:p text:style-name="Code_20_2"/>
      <text:p text:style-name="Text_20_body">Next, we need to add the attributes to XModel for ZaDomain object, in order to be able to manage the values in a Domain XForm view. </text:p>
      <text:p text:style-name="Code_20_2">// Add my new LDAP attrributes to ZaDomain.myXModel</text:p>
      <text:p text:style-name="Code_20_2">if(ZaDomain.myXModel &amp;&amp; ZaDomain.myXModel.items) {</text:p>
      <text:p text:style-name="Code_20_2"><text:s text:c="4"/>ZaDomain.myXModel.items.push(</text:p>
      <text:p text:style-name="Code_20_2"><text:tab/>{id:ZaDomain.A_zimbraDomainPrefMailSignatureEnabled,</text:p>
      <text:p text:style-name="Code_20_2"><text:tab/> type:_ENUM_, </text:p>
      <text:p text:style-name="P16"><text:s text:c="16"/>choices:ZaModel.BOOLEAN_CHOICES, <text:tab/> <text:s/></text:p>
      <text:p text:style-name="Code_20_2"><text:soft-page-break/><text:tab/>ref:"attrs/"+ZaDomain.A_zimbraDomainPrefMailSignatureEnabled</text:p>
      <text:p text:style-name="Code_20_2"><text:s text:c="10"/>}</text:p>
      <text:p text:style-name="Code_20_2"><text:s text:c="4"/>);</text:p>
      <text:p text:style-name="Code_20_2"><text:s text:c="4"/>ZaDomain.myXModel.items.push(</text:p>
      <text:p text:style-name="Code_20_2"><text:s text:c="8"/>{id:ZaDomain.A_zimbraDomainPrefMailSignature, </text:p>
      <text:p text:style-name="Code_20_2"><text:s text:c="9"/>type:_STRING_, </text:p>
      <text:p text:style-name="Code_20_2"><text:s text:c="9"/>ref:"attrs/"+ZaDomain.A_zimbraDomainPrefMailSignature</text:p>
      <text:p text:style-name="Code_20_2"><text:s text:c="8"/>}</text:p>
      <text:p text:style-name="Code_20_2"><text:s text:c="4"/>);</text:p>
      <text:p text:style-name="Code_20_2">}</text:p>
      <text:p text:style-name="Text_20_body"/>
      <text:p text:style-name="Text_20_body">Now, all that is left to do is to add the form elements to the Domain XForm. In section <text:a xlink:type="simple" xlink:href="#2.5.4.Adding a new tab to an existing form view|outline">Adding a new tab to an exising form view</text:a>.</text:p>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P29">Domain_name_label = Samba domain name</text:p>
      <text:p text:style-name="P12"/>
      <text:p text:style-name="P4">The generated JavaScript file will be zimbra_samba.js and will contain the following code:</text:p>
      <text:p text:style-name="Code_20_2"><text:span text:style-name="T23">function</text:span> zimbra_samba () {}</text:p>
      <text:p text:style-name="Code_20_2">zimbra_samba. <text:span text:style-name="T2">Domain_name_label</text:span> = “<text:span text:style-name="T38">Samba domain name</text:span>”;</text:p>
      <text:p text:style-name="P19"><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Extensions for Zimbra Administration Console</text:chapter></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text:p>
      </style:header>
      <style:footer>
        <text:p text:style-name="Footer">Administration Console Framework Guide<text:tab/><text:tab/><text:page-number text:select-page="current"/></text:p>
      </style:footer>
    </style:master-page>
    <style:master-page style:name="Sinistra" style:page-layout-name="pm1" style:next-style-name="Destra">
      <style:header>
        <text:p text:style-name="Header"><text:chapter text:display="name" text:outline-level="1"/><text:tab/><text:tab/>Version 1</text:p>
      </style:header>
      <style:footer>
        <text:p text:style-name="Footer"><text:page-number text:select-page="current"/><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dministration Console Framework Guide</dc:title>
    <meta:initial-creator>Greg Solovyev</meta:initial-creator>
    <meta:creation-date>2007-11-19T14:55:28</meta:creation-date>
    <dc:creator>Greg Solovyev</dc:creator>
    <dc:date>2007-11-30T23:18:47</dc:date>
    <meta:editing-cycles>856</meta:editing-cycles>
    <meta:editing-duration>PT15H3M18S</meta:editing-duration>
    <meta:user-defined meta:name="Info 1"/>
    <meta:user-defined meta:name="Info 2"/>
    <meta:user-defined meta:name="Info 3"/>
    <meta:user-defined meta:name="Info 4"/>
    <meta:document-statistic meta:table-count="0" meta:image-count="0" meta:object-count="0" meta:page-count="29" meta:paragraph-count="1082" meta:word-count="5584" meta:character-count="50518"/>
  </office:meta>
</office:document-meta>
</file>